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38D00005BB50000831F5C8035BC.wmf"/>
  <manifest:file-entry manifest:media-type="" manifest:full-path="Pictures/200001B000004B5200004877126B0B11.wmf"/>
  <manifest:file-entry manifest:media-type="" manifest:full-path="Pictures/2000054900008ECB000087ADDD447299.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1" style:family="table">
      <style:table-properties style:width="17.23cm" fo:margin-left="0.097cm" table:align="left"/>
    </style:style>
    <style:style style:name="Tabla1.A" style:family="table-column">
      <style:table-column-properties style:column-width="5.743cm"/>
    </style:style>
    <style:style style:name="Tabla1.A1" style:family="table-cell">
      <style:table-cell-properties fo:padding="0.097cm" fo:border="0.035cm solid #000000"/>
    </style:style>
    <style:style style:name="Tabla1.B4" style:family="table-cell" style:data-style-name="N0">
      <style:table-cell-properties fo:padding="0.097cm" fo:border="0.035cm solid #000000"/>
    </style:style>
    <style:style style:name="P1" style:family="paragraph" style:parent-style-name="Standard">
      <style:paragraph-properties fo:text-align="end" style:justify-single-word="false"/>
    </style:style>
    <style:style style:name="P2" style:family="paragraph" style:parent-style-name="Standard">
      <style:text-properties style:font-name="Cambria" fo:font-size="16pt" fo:font-weight="bold" style:font-name-asian="Cambria" style:font-size-asian="16pt" style:font-weight-asian="bold" style:font-name-complex="Cambria" style:font-size-complex="16pt" style:font-weight-complex="bold"/>
    </style:style>
    <style:style style:name="P3" style:family="paragraph" style:parent-style-name="Standard">
      <style:text-properties fo:color="#1155cc" style:text-underline-style="solid" style:text-underline-width="auto" style:text-underline-color="font-color" style:text-underline-mode="continuous" style:text-overline-mode="continuous" style:text-line-through-mode="continuous"/>
    </style:style>
    <style:style style:name="P4" style:family="paragraph" style:parent-style-name="Standard">
      <style:paragraph-properties fo:line-height="115%"/>
    </style:style>
    <style:style style:name="P5" style:family="paragraph" style:parent-style-name="Standard">
      <style:paragraph-properties fo:margin-top="0.423cm" fo:margin-bottom="0cm" fo:text-align="center" style:justify-single-word="false"/>
    </style:style>
    <style:style style:name="P6" style:family="paragraph" style:parent-style-name="Standard">
      <style:paragraph-properties fo:margin-top="0.423cm" fo:margin-bottom="0.212cm" fo:text-align="center" style:justify-single-word="false"/>
    </style:style>
    <style:style style:name="P7" style:family="paragraph" style:parent-style-name="Standard">
      <style:paragraph-properties fo:margin-top="0.423cm" fo:margin-bottom="0.212cm" fo:break-before="page"/>
    </style:style>
    <style:style style:name="P8" style:family="paragraph" style:parent-style-name="Standard">
      <style:paragraph-properties fo:margin-top="0cm" fo:margin-bottom="0.212cm"/>
    </style:style>
    <style:style style:name="P9" style:family="paragraph" style:parent-style-name="Standard">
      <style:paragraph-properties fo:margin-top="0cm" fo:margin-bottom="0.212cm" fo:text-align="center" style:justify-single-word="false"/>
    </style:style>
    <style:style style:name="P10" style:family="paragraph" style:parent-style-name="Standard">
      <style:paragraph-properties fo:margin-top="0cm" fo:margin-bottom="0.212cm"/>
      <style:text-properties fo:font-size="10pt" style:font-size-asian="10pt" style:font-size-complex="10pt"/>
    </style:style>
    <style:style style:name="P11" style:family="paragraph" style:parent-style-name="Standard">
      <style:paragraph-properties fo:margin-left="0.635cm" fo:margin-right="0cm" fo:text-indent="0cm" style:auto-text-indent="false">
        <style:tab-stops/>
      </style:paragraph-properties>
    </style:style>
    <style:style style:name="P12" style:family="paragraph" style:parent-style-name="Standard">
      <style:paragraph-properties fo:margin-left="1.27cm" fo:margin-right="0cm" fo:text-indent="0cm" style:auto-text-indent="false">
        <style:tab-stops/>
      </style:paragraph-properties>
    </style:style>
    <style:style style:name="P13" style:family="paragraph" style:parent-style-name="Standard">
      <style:paragraph-properties fo:margin-left="0cm" fo:margin-right="0cm" fo:line-height="115%" fo:text-indent="1.27cm" style:auto-text-indent="false"/>
    </style:style>
    <style:style style:name="P14" style:family="paragraph" style:parent-style-name="Standard" style:list-style-name="LS1"/>
    <style:style style:name="P15" style:family="paragraph" style:parent-style-name="Standard" style:list-style-name="LS2"/>
    <style:style style:name="P16" style:family="paragraph" style:parent-style-name="Standard" style:list-style-name="LS3"/>
    <style:style style:name="P17" style:family="paragraph" style:parent-style-name="Standard" style:master-page-name="MP0">
      <style:paragraph-properties fo:margin-top="0.423cm" fo:margin-bottom="0cm" fo:text-align="center" style:justify-single-word="false" style:page-number="auto" fo:break-before="page"/>
    </style:style>
    <style:style style:name="P18" style:family="paragraph" style:parent-style-name="Text_20_body" style:list-style-name="L4"/>
    <style:style style:name="P19" style:family="paragraph" style:parent-style-name="Text_20_body">
      <style:paragraph-properties fo:margin-top="0cm" fo:margin-bottom="0.212cm"/>
    </style:style>
    <style:style style:name="P20" style:family="paragraph" style:parent-style-name="Text_20_body" style:list-style-name="L2">
      <style:paragraph-properties fo:margin-top="0cm" fo:margin-bottom="0.212cm"/>
    </style:style>
    <style:style style:name="P21" style:family="paragraph" style:parent-style-name="Text_20_body" style:list-style-name="L4">
      <style:paragraph-properties fo:margin-top="0cm" fo:margin-bottom="0.212cm"/>
    </style:style>
    <style:style style:name="P22" style:family="paragraph" style:parent-style-name="Título_20_1">
      <style:paragraph-properties fo:break-before="page"/>
    </style:style>
    <style:style style:name="T1" style:family="text">
      <style:text-properties style:font-name="Cambria" fo:font-size="18pt" fo:font-weight="bold" style:font-name-asian="Cambria" style:font-size-asian="18pt" style:font-weight-asian="bold" style:font-name-complex="Cambria" style:font-size-complex="18pt" style:font-weight-complex="bold"/>
    </style:style>
    <style:style style:name="T2" style:family="text">
      <style:text-properties style:font-name="Cambria" fo:font-size="14pt" fo:font-style="italic" style:font-name-asian="Cambria" style:font-size-asian="14pt" style:font-style-asian="italic" style:font-name-complex="Cambria" style:font-size-complex="14pt" style:font-style-complex="italic"/>
    </style:style>
    <style:style style:name="T3" style:family="text">
      <style:text-properties style:font-name="Cambria" fo:font-size="16pt" fo:font-weight="bold" style:font-name-asian="Cambria" style:font-size-asian="16pt" style:font-weight-asian="bold" style:font-name-complex="Cambria" style:font-size-complex="16pt" style:font-weight-complex="bold"/>
    </style:style>
    <style:style style:name="T4" style:family="text">
      <style:text-properties fo:color="#1155cc" style:text-underline-style="solid" style:text-underline-width="auto" style:text-underline-color="font-color" style:text-underline-mode="continuous" style:text-overline-mode="continuous" style:text-line-through-mode="continuous"/>
    </style:style>
    <style:style style:name="T5" style:family="text">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style:font-name="Verdana" fo:font-size="10pt" style:text-underline-style="solid" style:text-underline-width="auto" style:text-underline-color="font-color" style:text-underline-mode="continuous" style:text-overline-mode="continuous" style:text-line-through-mode="continuous" style:font-name-asian="Verdana" style:font-size-asian="10pt" style:font-name-complex="Verdana" style:font-size-complex="10pt"/>
    </style:style>
    <style:style style:name="T9" style:family="text">
      <style:text-properties style:text-underline-style="solid" style:text-underline-width="auto" style:text-underline-color="font-color"/>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Fuente_20_de_20_párrafo_20_predeter."><text:span text:style-name="T1">FIUBA - 7507</text:span></text:span></text:p>
      <text:p text:style-name="P5"><text:span text:style-name="Fuente_20_de_20_párrafo_20_predeter."><text:span text:style-name="T1">Algoritmos y programación 3</text:span></text:span></text:p>
      <text:p text:style-name="P6"><text:span text:style-name="Fuente_20_de_20_párrafo_20_predeter."><text:span text:style-name="T2">Trabajo práctico 2: Batalla Navalgo</text:span></text:span></text:p>
      <text:p text:style-name="P9">1er cuatrimestre, 2013</text:p>
      <text:p text:style-name="P9">(trabajo grupal)</text:p>
      <text:p text:style-name="P8">Alumno:</text:p>
      <table:table table:name="Tabla1" table:style-name="Tabla1">
        <table:table-column table:style-name="Tabla1.A" table:number-columns-repeated="3"/>
        <table:table-row>
          <table:table-cell table:style-name="Tabla1.A1" office:value-type="string">
            <text:p text:style-name="Standard">Nombre</text:p>
          </table:table-cell>
          <table:table-cell table:style-name="Tabla1.A1" office:value-type="string">
            <text:p text:style-name="Standard">Padrón</text:p>
          </table:table-cell>
          <table:table-cell table:style-name="Tabla1.A1" office:value-type="string">
            <text:p text:style-name="Standard">Mail</text:p>
          </table:table-cell>
        </table:table-row>
        <table:table-row>
          <table:table-cell table:style-name="Tabla1.A1" office:value-type="string">
            <text:p text:style-name="Standard">María Sol Orive</text:p>
          </table:table-cell>
          <table:table-cell table:style-name="Tabla1.A1" office:value-type="string">
            <text:p text:style-name="Standard">91351</text:p>
          </table:table-cell>
          <table:table-cell table:style-name="Tabla1.A1" office:value-type="string">
            <text:p text:style-name="Standard">sol.orive@gmail.com</text:p>
          </table:table-cell>
        </table:table-row>
        <table:table-row>
          <table:table-cell table:style-name="Tabla1.A1" office:value-type="string">
            <text:p text:style-name="Standard">Joaquin Segui</text:p>
          </table:table-cell>
          <table:table-cell table:style-name="Tabla1.A1" office:value-type="string">
            <text:p text:style-name="Standard">91451</text:p>
          </table:table-cell>
          <table:table-cell table:style-name="Tabla1.A1" office:value-type="string">
            <text:p text:style-name="Standard">segui.joaquin@gmail.com</text:p>
          </table:table-cell>
        </table:table-row>
        <table:table-row>
          <table:table-cell table:style-name="Tabla1.A1" office:value-type="string">
            <text:p text:style-name="Standard">Matías Duarte</text:p>
          </table:table-cell>
          <table:table-cell table:style-name="Tabla1.B4" office:value-type="float" office:value="92186">
            <text:p text:style-name="Standard">92186</text:p>
          </table:table-cell>
          <table:table-cell table:style-name="Tabla1.A1" office:value-type="string">
            <text:p text:style-name="Standard">duarte.mati@gmail.com</text:p>
          </table:table-cell>
        </table:table-row>
      </table:table>
      <text:p text:style-name="P8"/>
      <text:p text:style-name="P8"/>
      <text:p text:style-name="P8">Fecha de entrega:</text:p>
      <text:p text:style-name="P8"/>
      <text:p text:style-name="P8">Tutor:</text:p>
      <text:p text:style-name="P8"/>
      <text:p text:style-name="P8">Nota Final:</text:p>
      <text:p text:style-name="P8"/>
      <text:p text:style-name="P8"/>
      <text:p text:style-name="Standard"/>
      <text:p text:style-name="P7"><text:span text:style-name="Fuente_20_de_20_párrafo_20_predeter."><text:span text:style-name="T3">Tabla de contenidos</text:span></text:span></text:p>
      <text:p text:style-name="P2"/>
      <text:p text:style-name="P11"><text:a xlink:type="simple" xlink:href="#id.gjdgxs" office:target-frame-name="_top" xlink:show="replace"><text:span text:style-name="Fuente_20_de_20_párrafo_20_predeter."><text:span text:style-name="T4">Introducción</text:span></text:span></text:a></text:p>
      <text:p text:style-name="P12"><text:a xlink:type="simple" xlink:href="#id.30j0zll" office:target-frame-name="_top" xlink:show="replace"><text:span text:style-name="Fuente_20_de_20_párrafo_20_predeter."><text:span text:style-name="T4">-</text:span></text:span></text:a><text:a xlink:type="simple" xlink:href="#id.30j0zll" office:target-frame-name="_top" xlink:show="replace"><text:span text:style-name="Fuente_20_de_20_párrafo_20_predeter."><text:span text:style-name="T4">Objetivo</text:span></text:span></text:a><text:a xlink:type="simple" xlink:href="#id.30j0zll" office:target-frame-name="_top" xlink:show="replace"><text:span text:style-name="Fuente_20_de_20_párrafo_20_predeter."><text:span text:style-name="T4"> </text:span></text:span></text:a><text:a xlink:type="simple" xlink:href="#id.30j0zll" office:target-frame-name="_top" xlink:show="replace"><text:span text:style-name="Fuente_20_de_20_párrafo_20_predeter."><text:span text:style-name="T4">del</text:span></text:span></text:a><text:a xlink:type="simple" xlink:href="#id.30j0zll" office:target-frame-name="_top" xlink:show="replace"><text:span text:style-name="Fuente_20_de_20_párrafo_20_predeter."><text:span text:style-name="T4"> </text:span></text:span></text:a><text:a xlink:type="simple" xlink:href="#id.30j0zll" office:target-frame-name="_top" xlink:show="replace"><text:span text:style-name="Fuente_20_de_20_párrafo_20_predeter."><text:span text:style-name="T4">trabajo</text:span></text:span></text:a></text:p>
      <text:p text:style-name="P12"><text:a xlink:type="simple" xlink:href="#id.1fob9te" office:target-frame-name="_top" xlink:show="replace"><text:span text:style-name="Fuente_20_de_20_párrafo_20_predeter."><text:span text:style-name="T4">Consigna</text:span></text:span></text:a><text:a xlink:type="simple" xlink:href="#id.1fob9te" office:target-frame-name="_top" xlink:show="replace"><text:span text:style-name="Fuente_20_de_20_párrafo_20_predeter."><text:span text:style-name="T4"> </text:span></text:span></text:a><text:a xlink:type="simple" xlink:href="#id.1fob9te" office:target-frame-name="_top" xlink:show="replace"><text:span text:style-name="Fuente_20_de_20_párrafo_20_predeter."><text:span text:style-name="T4">general</text:span></text:span></text:a></text:p>
      <text:p text:style-name="P11"><text:a xlink:type="simple" xlink:href="#id.3znysh7" office:target-frame-name="_top" xlink:show="replace"><text:span text:style-name="Fuente_20_de_20_párrafo_20_predeter."><text:span text:style-name="T4">Descripción</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de</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la</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aplicación</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a</text:span></text:span></text:a><text:a xlink:type="simple" xlink:href="#id.3znysh7" office:target-frame-name="_top" xlink:show="replace"><text:span text:style-name="Fuente_20_de_20_párrafo_20_predeter."><text:span text:style-name="T4"> </text:span></text:span></text:a><text:a xlink:type="simple" xlink:href="#id.3znysh7" office:target-frame-name="_top" xlink:show="replace"><text:span text:style-name="Fuente_20_de_20_párrafo_20_predeter."><text:span text:style-name="T4">desarrollar</text:span></text:span></text:a></text:p>
      <text:p text:style-name="P12"><text:a xlink:type="simple" xlink:href="#id.2et92p0" office:target-frame-name="_top" xlink:show="replace"><text:span text:style-name="Fuente_20_de_20_párrafo_20_predeter."><text:span text:style-name="T4">-</text:span></text:span></text:a><text:a xlink:type="simple" xlink:href="#id.2et92p0" office:target-frame-name="_top" xlink:show="replace"><text:span text:style-name="Fuente_20_de_20_párrafo_20_predeter."><text:span text:style-name="T4">Contexto</text:span></text:span></text:a></text:p>
      <text:p text:style-name="P12"><text:a xlink:type="simple" xlink:href="#id.tyjcwt" office:target-frame-name="_top" xlink:show="replace"><text:span text:style-name="Fuente_20_de_20_párrafo_20_predeter."><text:span text:style-name="T4">Objetivo</text:span></text:span></text:a><text:a xlink:type="simple" xlink:href="#id.tyjcwt" office:target-frame-name="_top" xlink:show="replace"><text:span text:style-name="Fuente_20_de_20_párrafo_20_predeter."><text:span text:style-name="T4"> </text:span></text:span></text:a><text:a xlink:type="simple" xlink:href="#id.tyjcwt" office:target-frame-name="_top" xlink:show="replace"><text:span text:style-name="Fuente_20_de_20_párrafo_20_predeter."><text:span text:style-name="T4">del</text:span></text:span></text:a><text:a xlink:type="simple" xlink:href="#id.tyjcwt" office:target-frame-name="_top" xlink:show="replace"><text:span text:style-name="Fuente_20_de_20_párrafo_20_predeter."><text:span text:style-name="T4"> </text:span></text:span></text:a><text:a xlink:type="simple" xlink:href="#id.tyjcwt" office:target-frame-name="_top" xlink:show="replace"><text:span text:style-name="Fuente_20_de_20_párrafo_20_predeter."><text:span text:style-name="T4">juego</text:span></text:span></text:a></text:p>
      <text:p text:style-name="P12"><text:a xlink:type="simple" xlink:href="#id.3dy6vkm" office:target-frame-name="_top" xlink:show="replace"><text:span text:style-name="Fuente_20_de_20_párrafo_20_predeter."><text:span text:style-name="T4">Puntos</text:span></text:span></text:a></text:p>
      <text:p text:style-name="P12"><text:a xlink:type="simple" xlink:href="#id.1t3h5sf" office:target-frame-name="_top" xlink:show="replace"><text:span text:style-name="Fuente_20_de_20_párrafo_20_predeter."><text:span text:style-name="T4">Dinamica</text:span></text:span></text:a><text:a xlink:type="simple" xlink:href="#id.1t3h5sf" office:target-frame-name="_top" xlink:show="replace"><text:span text:style-name="Fuente_20_de_20_párrafo_20_predeter."><text:span text:style-name="T4"> </text:span></text:span></text:a><text:a xlink:type="simple" xlink:href="#id.1t3h5sf" office:target-frame-name="_top" xlink:show="replace"><text:span text:style-name="Fuente_20_de_20_párrafo_20_predeter."><text:span text:style-name="T4">del</text:span></text:span></text:a><text:a xlink:type="simple" xlink:href="#id.1t3h5sf" office:target-frame-name="_top" xlink:show="replace"><text:span text:style-name="Fuente_20_de_20_párrafo_20_predeter."><text:span text:style-name="T4"> </text:span></text:span></text:a><text:a xlink:type="simple" xlink:href="#id.1t3h5sf" office:target-frame-name="_top" xlink:show="replace"><text:span text:style-name="Fuente_20_de_20_párrafo_20_predeter."><text:span text:style-name="T4">juego</text:span></text:span></text:a></text:p>
      <text:p text:style-name="P12"><text:a xlink:type="simple" xlink:href="#id.4d34og8" office:target-frame-name="_top" xlink:show="replace"><text:span text:style-name="Fuente_20_de_20_párrafo_20_predeter."><text:span text:style-name="T4">Disparos</text:span></text:span></text:a></text:p>
      <text:p text:style-name="P12"><text:a xlink:type="simple" xlink:href="#id.2s8eyo1" office:target-frame-name="_top" xlink:show="replace"><text:span text:style-name="Fuente_20_de_20_párrafo_20_predeter."><text:span text:style-name="T4">Tablero</text:span></text:span></text:a></text:p>
      <text:p text:style-name="P12"><text:a xlink:type="simple" xlink:href="#id.3rdcrjn" office:target-frame-name="_top" xlink:show="replace"><text:span text:style-name="Fuente_20_de_20_párrafo_20_predeter."><text:span text:style-name="T4">Naves</text:span></text:span></text:a></text:p>
      <text:p text:style-name="P11"><text:a xlink:type="simple" xlink:href="#id.26in1rg" office:target-frame-name="_top" xlink:show="replace"><text:span text:style-name="Fuente_20_de_20_párrafo_20_predeter."><text:span text:style-name="T4">Entregables</text:span></text:span></text:a></text:p>
      <text:p text:style-name="P12"><text:a xlink:type="simple" xlink:href="#id.lnxbz9" office:target-frame-name="_top" xlink:show="replace"><text:span text:style-name="Fuente_20_de_20_párrafo_20_predeter."><text:span text:style-name="T4">Forma</text:span></text:span></text:a><text:a xlink:type="simple" xlink:href="#id.lnxbz9" office:target-frame-name="_top" xlink:show="replace"><text:span text:style-name="Fuente_20_de_20_párrafo_20_predeter."><text:span text:style-name="T4"> </text:span></text:span></text:a><text:a xlink:type="simple" xlink:href="#id.lnxbz9" office:target-frame-name="_top" xlink:show="replace"><text:span text:style-name="Fuente_20_de_20_párrafo_20_predeter."><text:span text:style-name="T4">de</text:span></text:span></text:a><text:a xlink:type="simple" xlink:href="#id.lnxbz9" office:target-frame-name="_top" xlink:show="replace"><text:span text:style-name="Fuente_20_de_20_párrafo_20_predeter."><text:span text:style-name="T4"> </text:span></text:span></text:a><text:a xlink:type="simple" xlink:href="#id.lnxbz9" office:target-frame-name="_top" xlink:show="replace"><text:span text:style-name="Fuente_20_de_20_párrafo_20_predeter."><text:span text:style-name="T4">entrega</text:span></text:span></text:a></text:p>
      <text:p text:style-name="P11"><text:a xlink:type="simple" xlink:href="#id.35nkun2" office:target-frame-name="_top" xlink:show="replace"><text:span text:style-name="Fuente_20_de_20_párrafo_20_predeter."><text:span text:style-name="T4">Info</text:span></text:span></text:a><text:a xlink:type="simple" xlink:href="#id.35nkun2" office:target-frame-name="_top" xlink:show="replace"><text:span text:style-name="Fuente_20_de_20_párrafo_20_predeter."><text:span text:style-name="T4">rme</text:span></text:span></text:a></text:p>
      <text:p text:style-name="P12"><text:span text:style-name="Fuente_20_de_20_párrafo_20_predeter."><text:span text:style-name="T4">-</text:span></text:span><text:a xlink:type="simple" xlink:href="#id.1ksv4uv" office:target-frame-name="_top" xlink:show="replace"><text:span text:style-name="Fuente_20_de_20_párrafo_20_predeter."><text:span text:style-name="T4">Supuestos</text:span></text:span></text:a></text:p>
      <text:p text:style-name="P11"><text:a xlink:type="simple" xlink:href="#id.44sinio" office:target-frame-name="_top" xlink:show="replace"><text:span text:style-name="Fuente_20_de_20_párrafo_20_predeter."><text:span text:style-name="T4">Modelo</text:span></text:span></text:a><text:a xlink:type="simple" xlink:href="#id.44sinio" office:target-frame-name="_top" xlink:show="replace"><text:span text:style-name="Fuente_20_de_20_párrafo_20_predeter."><text:span text:style-name="T4"> </text:span></text:span></text:a><text:a xlink:type="simple" xlink:href="#id.44sinio" office:target-frame-name="_top" xlink:show="replace"><text:span text:style-name="Fuente_20_de_20_párrafo_20_predeter."><text:span text:style-name="T4">de</text:span></text:span></text:a><text:a xlink:type="simple" xlink:href="#id.44sinio" office:target-frame-name="_top" xlink:show="replace"><text:span text:style-name="Fuente_20_de_20_párrafo_20_predeter."><text:span text:style-name="T4"> </text:span></text:span></text:a><text:a xlink:type="simple" xlink:href="#id.44sinio" office:target-frame-name="_top" xlink:show="replace"><text:span text:style-name="Fuente_20_de_20_párrafo_20_predeter."><text:span text:style-name="T4">dominio</text:span></text:span></text:a></text:p>
      <text:p text:style-name="P12"><text:a xlink:type="simple" xlink:href="#id.2jxsxqh" office:target-frame-name="_top" xlink:show="replace"><text:span text:style-name="Fuente_20_de_20_párrafo_20_predeter."><text:span text:style-name="T4">Diagramas</text:span></text:span></text:a><text:a xlink:type="simple" xlink:href="#id.2jxsxqh" office:target-frame-name="_top" xlink:show="replace"><text:span text:style-name="Fuente_20_de_20_párrafo_20_predeter."><text:span text:style-name="T4"> </text:span></text:span></text:a><text:a xlink:type="simple" xlink:href="#id.2jxsxqh" office:target-frame-name="_top" xlink:show="replace"><text:span text:style-name="Fuente_20_de_20_párrafo_20_predeter."><text:span text:style-name="T4">de</text:span></text:span></text:a><text:a xlink:type="simple" xlink:href="#id.2jxsxqh" office:target-frame-name="_top" xlink:show="replace"><text:span text:style-name="Fuente_20_de_20_párrafo_20_predeter."><text:span text:style-name="T4"> </text:span></text:span></text:a><text:a xlink:type="simple" xlink:href="#id.2jxsxqh" office:target-frame-name="_top" xlink:show="replace"><text:span text:style-name="Fuente_20_de_20_párrafo_20_predeter."><text:span text:style-name="T4">clases</text:span></text:span></text:a></text:p>
      <text:p text:style-name="P12"><text:a xlink:type="simple" xlink:href="#id.z337ya" office:target-frame-name="_top" xlink:show="replace"><text:span text:style-name="Fuente_20_de_20_párrafo_20_predeter."><text:span text:style-name="T4">Detalles</text:span></text:span></text:a><text:a xlink:type="simple" xlink:href="#id.z337ya" office:target-frame-name="_top" xlink:show="replace"><text:span text:style-name="Fuente_20_de_20_párrafo_20_predeter."><text:span text:style-name="T4"> </text:span></text:span></text:a><text:a xlink:type="simple" xlink:href="#id.z337ya" office:target-frame-name="_top" xlink:show="replace"><text:span text:style-name="Fuente_20_de_20_párrafo_20_predeter."><text:span text:style-name="T4">de</text:span></text:span></text:a><text:a xlink:type="simple" xlink:href="#id.z337ya" office:target-frame-name="_top" xlink:show="replace"><text:span text:style-name="Fuente_20_de_20_párrafo_20_predeter."><text:span text:style-name="T4"> </text:span></text:span></text:a><text:a xlink:type="simple" xlink:href="#id.z337ya" office:target-frame-name="_top" xlink:show="replace"><text:span text:style-name="Fuente_20_de_20_párrafo_20_predeter."><text:span text:style-name="T4">implementación</text:span></text:span></text:a></text:p>
      <text:p text:style-name="P12"><text:a xlink:type="simple" xlink:href="#id.3j2qqm3" office:target-frame-name="_top" xlink:show="replace"><text:span text:style-name="Fuente_20_de_20_párrafo_20_predeter."><text:span text:style-name="T4">Excepciones</text:span></text:span></text:a></text:p>
      <text:p text:style-name="P12"><text:a xlink:type="simple" xlink:href="#id.1y810tw" office:target-frame-name="_top" xlink:show="replace"><text:span text:style-name="Fuente_20_de_20_párrafo_20_predeter."><text:span text:style-name="T4">Diagramas</text:span></text:span></text:a><text:a xlink:type="simple" xlink:href="#id.1y810tw" office:target-frame-name="_top" xlink:show="replace"><text:span text:style-name="Fuente_20_de_20_párrafo_20_predeter."><text:span text:style-name="T4"> </text:span></text:span></text:a><text:a xlink:type="simple" xlink:href="#id.1y810tw" office:target-frame-name="_top" xlink:show="replace"><text:span text:style-name="Fuente_20_de_20_párrafo_20_predeter."><text:span text:style-name="T4">de</text:span></text:span></text:a><text:a xlink:type="simple" xlink:href="#id.1y810tw" office:target-frame-name="_top" xlink:show="replace"><text:span text:style-name="Fuente_20_de_20_párrafo_20_predeter."><text:span text:style-name="T4"> </text:span></text:span></text:a><text:a xlink:type="simple" xlink:href="#id.1y810tw" office:target-frame-name="_top" xlink:show="replace"><text:span text:style-name="Fuente_20_de_20_párrafo_20_predeter."><text:span text:style-name="T4">secuencia</text:span></text:span></text:a></text:p>
      <text:p text:style-name="P11"><text:a xlink:type="simple" xlink:href="#id.2xcytpi" office:target-frame-name="_top" xlink:show="replace"><text:span text:style-name="Fuente_20_de_20_párrafo_20_predeter."><text:span text:style-name="T4">Checklist</text:span></text:span></text:a><text:a xlink:type="simple" xlink:href="#id.2xcytpi" office:target-frame-name="_top" xlink:show="replace"><text:span text:style-name="Fuente_20_de_20_párrafo_20_predeter."><text:span text:style-name="T4"> </text:span></text:span></text:a><text:a xlink:type="simple" xlink:href="#id.2xcytpi" office:target-frame-name="_top" xlink:show="replace"><text:span text:style-name="Fuente_20_de_20_párrafo_20_predeter."><text:span text:style-name="T4">de</text:span></text:span></text:a><text:a xlink:type="simple" xlink:href="#id.2xcytpi" office:target-frame-name="_top" xlink:show="replace"><text:span text:style-name="Fuente_20_de_20_párrafo_20_predeter."><text:span text:style-name="T4"> </text:span></text:span></text:a><text:a xlink:type="simple" xlink:href="#id.2xcytpi" office:target-frame-name="_top" xlink:show="replace"><text:span text:style-name="Fuente_20_de_20_párrafo_20_predeter."><text:span text:style-name="T4">corrección</text:span></text:span></text:a></text:p>
      <text:p text:style-name="P12"><text:a xlink:type="simple" xlink:href="#id.1ci93xb" office:target-frame-name="_top" xlink:show="replace"><text:span text:style-name="Fuente_20_de_20_párrafo_20_predeter."><text:span text:style-name="T4">Código</text:span></text:span></text:a></text:p>
      <text:p text:style-name="P3"/>
      <text:p text:style-name="Standard"><text:bookmark text:name="id.gjdgxs"/></text:p>
      <text:h text:style-name="P22" text:outline-level="1">Introducción<text:bookmark text:name="id.30j0zll"/></text:h>
      <text:h text:style-name="Título_20_2" text:outline-level="2">Objetivo del trabajo</text:h>
      <text:p text:style-name="P8">Aplicar los conceptos enseñados en la materia a la resolución de un problema, trabajando en forma grupal y utilizando una lenguaje de tipado estático (java o csharp)<text:bookmark text:name="id.1fob9te"/></text:p>
      <text:h text:style-name="Título_20_2" text:outline-level="2">Consigna general</text:h>
      <text:p text:style-name="P8">Desarrollar la aplicación completa, incluyendo el modelo de clases es interface gráfica. La aplicación deberá ser acompañada por prueba unitarias e integrales y documentación de diseño. En la siguiente sección se describe la aplicación a desarrollar.</text:p>
      <text:p text:style-name="P8"><text:bookmark text:name="id.3znysh7"/></text:p>
      <text:h text:style-name="Título_20_1" text:outline-level="1">Descripción de la aplicación a desarrollar<text:bookmark text:name="id.2et92p0"/></text:h>
      <text:h text:style-name="Título_20_2" text:outline-level="2">Contexto</text:h>
      <text:p text:style-name="P8">La empresa Algo Ritmos SA dedicada al desarrollo de video juegos a decidido contratar a un grupo de programadores para implementar el juego Batalla Navalgo: un juego levemente inspirado en el clasico juego de Batalla Naval</text:p>
      <text:p text:style-name="P8"><text:bookmark text:name="id.tyjcwt"/></text:p>
      <text:h text:style-name="Título_20_2" text:outline-level="2">Objetivo del juego</text:h>
      <text:p text:style-name="P8"/>
      <text:p text:style-name="P4">La Batalla Navalgo es un juego por turnos en el cual juega el jugador contra la computadora.</text:p>
      <text:p text:style-name="P4"/>
      <text:p text:style-name="P8">La computadora coloca sus naves en el tablero, y el jugador debe destruirlas. El jugador no tiene tablero, el juego consiste solamente en destruir las naves de la computadora.</text:p>
      <text:p text:style-name="P8"><text:bookmark text:name="id.3dy6vkm"/></text:p>
      <text:h text:style-name="Título_20_2" text:outline-level="2">Puntos</text:h>
      <text:p text:style-name="Standard"/>
      <text:p text:style-name="P4">El jugador empieza el juego con una cantidad de puntos (10.000 puntos), y el objetivo es terminar el juego (destruyendo todas las naves) con la mayor cantidad de puntos.</text:p>
      <text:p text:style-name="P4"/>
      <text:p text:style-name="P4">Los puntos se descuentan de 2 formas:</text:p>
      <text:p text:style-name="P4">- Con el simple paso del tiempo (10 puntos por turno)</text:p>
      <text:p text:style-name="P8">- Con los disparos que hace el jugador (distinta cantidad de puntos de acuerdo al tipo de disparo)<text:bookmark text:name="id.1t3h5sf"/></text:p>
      <text:h text:style-name="Título_20_2" text:outline-level="2"><text:soft-page-break/>Dinamica del juego</text:h>
      <text:p text:style-name="P8"/>
      <text:p text:style-name="P4">En cada momento el jugador puede ver el tablero de la computadora, junto con la ubicación y estado de las naves (al principio todas las naves estarán completas pero a lo largo del juego tendrán partes destruidas).</text:p>
      <text:p text:style-name="P4"/>
      <text:p text:style-name="P4">A diferencia de la batalla naval convencional, las naves en la batalla Navalgo tienen movimiento. Al colocar las naves en el tablero, la computadora asignará una dirección a cada una (8 direcciones posibles: lineales + diagonales).</text:p>
      <text:p text:style-name="P4"/>
      <text:p text:style-name="P4">Al pasar cada turno, las naves se mueven 1 posición en la dirección correspondiente.</text:p>
      <text:p text:style-name="P4">Al “chocar” contra el borde del tablero, la dirección se invierte para continuar el movimiento en sentido opuesto.</text:p>
      <text:p text:style-name="P4"/>
      <text:p text:style-name="P4">Las naves no chocan entre sí, sino que se pueden superponer en el tablero. En ese caso, si el jugador efectúa un disparo sobre una posición, destruirá todas las partes de las naves que se encuentran superpuestas.</text:p>
      <text:p text:style-name="P4"/>
      <text:p text:style-name="P8">En cada turno del juego, el jugador podrá efectuar un disparo.</text:p>
      <text:p text:style-name="P8"><text:bookmark text:name="id.4d34og8"/></text:p>
      <text:h text:style-name="Título_20_2" text:outline-level="2">Disparos</text:h>
      <text:p text:style-name="P8"/>
      <text:p text:style-name="P4">Existen distintos tipos de disparo, con distinto costo y diferente comportamiento:</text:p>
      <text:p text:style-name="P4"/>
      <text:p text:style-name="P4">- Disparo convencional</text:p>
      <text:p text:style-name="P4"><text:tab/>- Impacta en una posición, en el mismo momento que se hace el disparo</text:p>
      <text:p text:style-name="P4"><text:tab/>- Costo: 200 puntos</text:p>
      <text:p text:style-name="P4"/>
      <text:p text:style-name="P4">- Mina submarina puntual con retardo</text:p>
      <text:p text:style-name="P4"><text:tab/>- Se coloca la mina en una posición, pero el impacto se realiza 3 turnos después de haber sido colocada</text:p>
      <text:p text:style-name="P4"><text:tab/>- Costo: 50 puntos</text:p>
      <text:p text:style-name="P4"/>
      <text:p text:style-name="P4">- Mina submarina doble con retardo</text:p>
      <text:p text:style-name="P4"><text:tab/>- Idem anterior, pero al impactar destruye la posición actual + las posiciones adyacentes en un radio de 1 casilla</text:p>
      <text:p text:style-name="P4"><text:tab/>- Costo: 100 puntos</text:p>
      <text:p text:style-name="P4"/>
      <text:p text:style-name="P4">- Mina submarina triple con retardo</text:p>
      <text:p text:style-name="P4"><text:soft-page-break/><text:tab/>- Idem anterior, pero al impactar destruye la posición actual + las posiciones adyacentes en un radio de 2 casillas</text:p>
      <text:p text:style-name="P4"><text:tab/>- Costo: 125 puntos</text:p>
      <text:p text:style-name="P4"/>
      <text:p text:style-name="P4">- Mina submarina por contacto</text:p>
      <text:p text:style-name="P13">- Se coloca la mina en una posición, pero el impacto se realiza cuando alguna nave pasa por sobre esa posición</text:p>
      <text:p text:style-name="P4"><text:tab/>- Costo: 150 puntos</text:p>
      <text:p text:style-name="P8"/>
      <text:p text:style-name="Standard"><text:bookmark text:name="id.2s8eyo1"/></text:p>
      <text:h text:style-name="Título_20_2" text:outline-level="2">Tablero</text:h>
      <text:p text:style-name="P8"/>
      <text:p text:style-name="Standard">El tablero es un cuadrado de 10 x 10 casilleros.<text:bookmark text:name="id.17dp8vu"/></text:p>
      <text:h text:style-name="Título_20_2" text:outline-level="2"><text:bookmark text:name="id.3rdcrjn"/></text:h>
      <text:h text:style-name="Título_20_2" text:outline-level="2">Naves</text:h>
      <text:p text:style-name="P8"/>
      <text:p text:style-name="P4">Las naves se diferencian por la cantidad de casilleros consecutivos que ocupan y su resistencia a los disparos.</text:p>
      <text:p text:style-name="P4"/>
      <text:p text:style-name="P4">La computadora puede colocar las naves en posición vertical u horizontal, y con alguna de las 8 de direcciones de movimiento posibles (lineales + diagonales).</text:p>
      <text:p text:style-name="P4">La nave se considera destruida cuando se destruyen cada una de las partes (cada parte ocupa un casillero) de ellas.</text:p>
      <text:p text:style-name="P4"/>
      <text:p text:style-name="P4">La computadora colocará las siguientes naves en el tablero:</text:p>
      <text:p text:style-name="P4">- 2 lanchas (naves de 2 casillas)</text:p>
      <text:p text:style-name="P4">- 2 destructores (naves de 3 casillas, a las cuales solamente las dañan los disparos directos, las minas submarinas no les producen ningun daño)</text:p>
      <text:p text:style-name="P4">- 1 buque (nave de 4 casillas, en la cual un impacto en cualquier parte de la nave la destruye por completo)</text:p>
      <text:p text:style-name="P4">- 1 portaaviones (nave de 5 casillas)</text:p>
      <text:p text:style-name="P8">- 1 rompehielos (nave de 3 casillas, pero en la cual cada parte requiere 2 impactos para ser destruida)</text:p>
      <text:p text:style-name="P8"><text:bookmark text:name="id.26in1rg"/></text:p>
      <text:h text:style-name="Título_20_1" text:outline-level="1">Entregables</text:h>
      <text:list xml:id="list1342897493833192987" text:style-name="LS1">
        <text:list-item>
          <text:p text:style-name="P14">Código fuente de la aplicación completa, incluyendo también: código de la pruebas, archivos de recursos</text:p>
        </text:list-item>
        <text:list-item>
          <text:p text:style-name="P14">Script para compilación y ejecución (ant o nant)</text:p>
        </text:list-item>
        <text:list-item>
          <text:p text:style-name="P14"><text:soft-page-break/>Informe, acorde a lo especificado en este documento</text:p>
        </text:list-item>
      </text:list>
      <text:p text:style-name="P8"><text:bookmark text:name="id.lnxbz9"/></text:p>
      <text:h text:style-name="Título_20_2" text:outline-level="2">Forma de entrega</text:h>
      <text:p text:style-name="P8">A coordinar con el docente tutor.</text:p>
      <text:p text:style-name="P8"><text:bookmark text:name="id.35nkun2"/></text:p>
      <text:h text:style-name="Título_20_1" text:outline-level="1">Informe<text:bookmark text:name="id.1ksv4uv"/></text:h>
      <text:h text:style-name="Título_20_2" text:outline-level="2">Supuestos</text:h>
      <text:p text:style-name="P19">Para la realización del trabajo se tuvieron en cuenta los siguientes supuestos:</text:p>
      <text:list xml:id="list5409517358084466430" text:style-name="L2">
        <text:list-item>
          <text:p text:style-name="P20">Los turnos fueron modelados con respecto al tiempo transcurrido en el juego, 1 seg = 1 turno.</text:p>
        </text:list-item>
        <text:list-item>
          <text:p text:style-name="P20">Los destructores pueden moverse por arriba de las minas sin activarlas.</text:p>
        </text:list-item>
        <text:list-item>
          <text:p text:style-name="P20">Las naves se mueven una sola vez por turno.</text:p>
        </text:list-item>
        <text:list-item>
          <text:p text:style-name="P20">El jugador puede realizar más de un disparo por turno.<text:bookmark text:name="id.44sinio"/></text:p>
        </text:list-item>
      </text:list>
      <text:h text:style-name="Título_20_1" text:outline-level="1">Modelo de dominio</text:h>
      <text:p text:style-name="P8">La solución se plantea ultilizando una Partida que controla todo el juego, el tablero tiene 100 posiciones (10 en X y 10 en Y)y las naves las coloca la partida en dicho tablero. Por otro lado, se tiene un Jugador (inicialmente con 10 000 puntos) que cuando el usuario teclea una mina a insertar, el Jugador “selecciona” el objeto correspondiente y la partida se encargará de insertarla en el tablero cuando el usuario haga click en alguna posición del panel gráfico.<text:bookmark text:name="id.2jxsxqh"/></text:p>
      <text:h text:style-name="Título_20_2" text:outline-level="2">Diagramas de clases</text:h>
      <text:h text:style-name="Título_20_2" text:outline-level="2"><draw:frame draw:style-name="fr1" draw:name="Imagen 2" text:anchor-type="paragraph" svg:x="0.963cm" svg:y="0.467cm" svg:width="14.473cm" style:rel-width="scale" svg:height="13.891cm" style:rel-height="scale" draw:z-index="1"><draw:image xlink:href="Pictures/200001B000004B5200004877126B0B11.wmf" xlink:type="simple" xlink:show="embed" xlink:actuate="onLoad"/><draw:contour-polygon svg:width="19.206cm" svg:height="18.475cm" svg:viewBox="0 0 19206 18475" draw:points="75,75 75,113 75,150 75,188 75,226 75,263 75,301 37,339 37,377 37,414 37,452 37,490 37,527 37,565 37,603 37,640 75,678 75,716 75,754 75,791 75,829 75,867 75,904 75,942 75,980 75,1018 75,1055 75,1093 75,1131 75,1168 75,1206 75,1244 75,1281 75,1319 75,1357 75,1395 75,1432 75,1470 75,1508 75,1545 75,1583 75,1621 75,1659 75,1696 75,1734 75,1772 37,1809 37,1847 37,1885 37,1922 37,1960 37,1998 37,2036 37,2073 37,2111 75,2149 75,2186 75,2224 75,2262 75,2300 75,2337 75,2375 75,2413 75,2450 75,2488 75,2526 75,2563 75,2601 75,2639 75,2677 75,2714 75,2752 75,2790 75,2827 75,2865 75,2903 75,2941 75,2978 75,3016 75,3054 75,3091 75,3129 75,3167 75,3204 75,3242 75,3280 37,3318 37,3355 37,3393 37,3431 37,3468 37,3506 37,3544 37,3582 37,3619 75,3657 75,3695 75,3732 75,3770 75,3808 75,3845 75,3883 75,3921 75,3959 75,3996 75,4034 75,4072 75,4109 75,4147 75,4185 75,4222 75,4260 75,4298 75,4336 75,4373 75,4411 75,4449 75,4486 75,4524 75,4562 75,4600 75,4637 75,4675 75,4713 75,4750 37,4788 37,4826 37,4863 37,4901 37,4939 37,4977 37,5014 37,5052 37,5090 75,5127 75,5165 75,5203 75,5241 75,5278 75,5316 75,5354 75,5391 75,5429 75,5467 75,5504 75,5542 75,5580 75,5618 75,5655 75,5693 75,5731 75,5768 75,5806 75,5844 75,5882 75,5919 75,5957 75,5995 75,6032 75,6070 75,6108 75,6145 75,6183 75,6221 37,6259 37,6296 37,6334 37,6372 37,6409 37,6447 37,6485 37,6523 37,6560 75,6598 75,6636 75,6673 75,6711 75,6749 75,6786 75,6824 75,6862 75,6900 75,6937 75,6975 75,7013 75,7050 75,7088 75,7126 75,7164 75,7201 75,7239 75,7277 75,7314 75,7352 75,7390 75,7427 75,7465 75,7503 75,7541 75,7578 75,7616 75,7654 75,7691 75,7729 37,7767 37,7804 37,7842 37,7880 37,7918 37,7955 37,7993 37,8031 37,8068 75,8106 75,8144 75,8182 75,8219 75,8257 75,8295 75,8332 75,8370 75,8408 75,8445 75,8483 75,8521 75,8559 75,8596 75,8634 75,8672 75,8709 75,8747 75,8785 75,8823 75,8860 75,8898 75,8936 75,8973 75,9011 75,9049 75,9086 75,9124 75,9162 75,9200 37,9237 37,9275 37,9313 37,9350 37,9388 37,9426 37,9464 37,9501 37,9539 75,9577 75,9614 75,9652 75,9690 75,9727 75,9765 75,9803 75,9841 75,9878 75,9916 75,9954 75,9991 75,10029 75,10067 75,10105 75,10142 75,10180 75,10218 75,10255 75,10293 75,10331 75,10368 75,10406 75,10444 75,10482 75,10519 75,10557 75,10595 75,10632 75,10670 37,10708 37,10746 37,10783 37,10821 37,10859 37,10896 37,10934 37,10972 37,11009 75,11047 75,11085 75,11123 75,11160 75,11198 75,11236 75,11273 75,11311 75,11349 75,11386 75,11424 75,11462 75,11500 75,11537 75,11575 75,11613 75,11650 75,11688 75,11726 75,11764 75,11801 75,11839 75,11877 75,11914 75,11952 75,11990 75,12027 75,12065 75,12103 75,12141 75,12178 37,12216 37,12254 37,12291 37,12329 37,12367 37,12405 37,12442 37,12480 37,12518 75,12555 75,12593 75,12631 75,12668 75,12706 75,12744 75,12782 75,12819 75,12857 75,12895 75,12932 75,12970 75,13008 75,13046 75,13083 75,13121 75,13159 75,13196 75,13234 75,13272 75,13309 75,13347 75,13385 75,13423 75,13460 75,13498 75,13536 75,13573 75,13611 75,13649 37,13687 37,13724 37,13762 37,13800 37,13837 37,13875 37,13913 37,13950 37,13988 75,14026 75,14064 75,14101 75,14139 75,14177 75,14214 75,14252 75,14290 75,14328 75,14365 75,14403 75,14441 75,14478 75,14516 75,14554 75,14591 75,14629 75,14667 75,14705 75,14742 75,14780 75,14818 75,14855 75,14893 75,14931 75,14968 75,15006 75,15044 75,15082 75,15119 75,15157 75,15195 75,15232 75,15270 75,15308 75,15346 75,15383 75,15421 75,15459 75,15496 75,15534 75,15572 75,15609 75,15647 75,15685 75,15723 75,15760 75,15798 75,15836 75,15873 75,15911 75,15949 75,15987 75,16024 75,16062 75,16100 75,16137 75,16175 75,16213 75,16250 75,16288 75,16326 75,16364 75,16401 75,16439 75,16477 75,16514 75,16552 75,16590 75,16628 75,16665 75,16703 75,16741 75,16778 75,16816 75,16854 75,16891 75,16929 75,16967 75,17005 75,17042 75,17080 75,17118 75,17155 75,17193 75,17231 75,17269 75,17306 75,17344 75,17382 75,17419 75,17457 75,17495 75,17532 75,17570 75,17608 75,17646 75,17683 75,17721 75,17759 75,17796 75,17834 75,17872 75,17910 75,17947 75,17985 75,18023 75,18060 75,18098 75,18136 75,18173 75,18211 75,18249 75,18287 75,18324 75,18362 75,18400 75,18437 75,18475 19206,18475 19206,18437 19206,18400 19206,18362 19206,18324 19206,18287 19206,18249 19206,18211 19206,18173 19206,18136 19206,18098 19206,18060 19206,18023 19206,17985 19206,17947 19206,17910 19206,17872 19206,17834 19206,17796 19206,17759 19206,17721 19206,17683 19206,17646 19206,17608 19206,17570 19206,17532 19206,17495 19206,17457 19206,17419 19206,17382 19206,17344 19206,17306 19206,17269 19206,17231 19206,17193 19206,17155 19206,17118 19206,17080 19206,17042 19206,17005 19206,16967 19206,16929 19206,16891 19206,16854 19206,16816 19206,16778 19206,16741 19206,16703 19206,16665 19206,16628 19206,16590 19206,16552 19206,16514 19206,16477 19206,16439 19206,16401 19206,16364 19206,16326 19206,16288 19206,16250 19206,16213 19206,16175 19206,16137 19206,16100 19206,16062 19206,16024 19206,15987 19206,15949 19206,15911 19206,15873 19206,15836 19206,15798 19206,15760 19206,15723 19206,15685 19206,15647 19206,15609 19206,15572 19206,15534 19206,15496 19206,15459 19206,15421 19206,15383 19206,15346 19206,15308 19206,15270 19206,15232 19206,15195 19206,15157 19206,15119 19206,15082 19206,15044 19206,15006 19206,14968 19206,14931 19206,14893 19206,14855 19206,14818 19206,14780 19206,14742 19206,14705 19206,14667 19206,14629 19206,14591 19206,14554 19206,14516 19206,14478 19206,14441 19206,14403 19206,14365 19206,14328 19206,14290 19206,14252 19206,14214 19206,14177 19206,14139 19206,14101 19206,14064 19206,14026 19206,13988 19206,13950 19206,13913 19206,13875 19206,13837 19206,13800 19206,13762 19206,13724 19206,13687 19206,13649 19206,13611 19206,13573 19206,13536 19206,13498 19206,13460 19206,13423 19206,13385 19206,13347 19206,13309 19206,13272 19206,13234 19206,13196 19206,13159 19206,13121 19206,13083 19206,13046 19206,13008 19206,12970 19206,12932 19206,12895 19206,12857 19206,12819 19206,12782 19206,12744 19206,12706 19206,12668 19206,12631 19206,12593 19206,12555 19206,12518 19206,12480 19206,12442 19206,12405 19206,12367 19206,12329 19206,12291 19206,12254 19206,12216 19206,12178 19206,12141 19206,12103 19206,12065 19206,12027 19206,11990 19206,11952 19206,11914 19206,11877 19206,11839 19206,11801 19206,11764 19206,11726 19206,11688 19206,11650 19206,11613 19206,11575 19206,11537 19206,11500 19206,11462 19206,11424 19206,11386 19206,11349 19206,11311 19206,11273 19206,11236 19206,11198 19206,11160 19206,11123 19206,11085 19206,11047 19206,11009 19206,10972 19206,10934 19206,10896 19206,10859 19206,10821 19206,10783 19206,10746 19206,10708 19206,10670 19206,10632 19206,10595 19206,10557 19206,10519 19206,10482 19206,10444 19206,10406 19206,10368 19206,10331 19206,10293 19206,10255 19206,10218 19206,10180 19206,10142 19206,10105 19206,10067 19206,10029 19206,9991 19206,9954 19206,9916 19206,9878 19206,9841 19206,9803 19206,9765 19206,9727 19206,9690 19206,9652 19206,9614 19206,9577 19206,9539 19206,9501 19206,9464 19206,9426 19206,9388 19206,9350 19206,9313 19206,9275 19206,9237 19206,9200 19206,9162 19206,9124 19206,9086 19206,9049 19206,9011 19206,8973 19206,8936 19206,8898 19206,8860 19206,8823 19206,8785 19206,8747 19206,8709 19206,8672 19206,8634 19206,8596 19206,8559 19206,8521 19206,8483 19206,8445 19206,8408 19206,8370 19206,8332 19206,8295 19206,8257 19206,8219 19206,8182 19206,8144 19206,8106 19206,8068 19206,8031 19206,7993 19206,7955 19206,7918 19206,7880 19206,7842 19206,7804 19206,7767 19206,7729 19206,7691 19206,7654 19206,7616 19206,7578 19206,7541 19206,7503 19206,7465 19206,7427 19206,7390 19206,7352 19206,7314 19206,7277 19206,7239 19206,7201 19206,7164 19206,7126 19206,7088 19206,7050 19206,7013 19206,6975 19206,6937 19206,6900 19206,6862 19206,6824 19206,6786 19206,6749 19206,6711 19206,6673 19206,6636 19206,6598 19206,6560 19206,6523 19206,6485 19206,6447 19206,6409 19206,6372 19206,6334 19206,6296 19206,6259 19206,6221 19206,6183 19206,6145 19206,6108 19206,6070 19206,6032 19206,5995 19206,5957 19206,5919 19206,5882 19206,5844 19206,5806 19206,5768 19206,5731 19206,5693 19206,5655 19206,5618 19206,5580 19206,5542 19206,5504 19206,5467 19206,5429 19206,5391 19206,5354 19206,5316 19206,5278 19206,5241 19206,5203 19206,5165 19206,5127 19206,5090 19206,5052 19206,5014 19206,4977 19206,4939 19206,4901 19206,4863 19206,4826 19206,4788 19206,4750 19206,4713 19206,4675 19206,4637 19206,4600 19206,4562 19206,4524 19206,4486 19206,4449 19206,4411 19206,4373 19206,4336 19206,4298 19206,4260 19206,4222 19206,4185 19206,4147 19206,4109 19206,4072 19206,4034 19206,3996 19206,3959 19206,3921 19206,3883 19206,3845 19206,3808 19206,3770 19206,3732 19206,3695 19206,3657 19206,3619 19206,3582 19206,3544 19206,3506 19206,3468 19206,3431 19206,3393 19206,3355 19206,3318 19206,3280 19206,3242 19206,3204 19206,3167 19206,3129 19206,3091 19206,3054 19206,3016 19206,2978 19206,2941 19206,2903 19206,2865 19206,2827 19206,2790 19206,2752 19206,2714 19206,2677 19206,2639 19206,2601 19206,2563 19206,2526 19206,2488 19206,2450 19206,2413 19206,2375 19206,2337 19206,2300 19206,2262 19206,2224 19206,2186 19206,2149 19206,2111 19206,2073 19206,2036 19206,1998 19206,1960 19206,1922 19206,1885 19206,1847 19206,1809 19206,1772 19206,1734 19206,1696 19206,1659 19206,1621 19206,1583 19206,1545 19206,1508 19206,1470 19206,1432 19206,1395 19206,1357 19206,1319 19206,1281 19206,1244 19206,1206 19206,1168 19206,1131 19206,1093 19206,1055 19206,1018 19206,980 19206,942 19206,904 19206,867 19206,829 19206,791 19206,754 19206,716 19206,678 19206,640 19206,603 19206,565 19206,527 19206,490 19206,452 19206,414 19206,377 19206,339 19206,301 19206,263 19206,226 19206,188 19206,150 19206,113 19206,75" draw:recreate-on-edit="true"/></draw:frame></text:h>
      <text:h text:style-name="Título_20_2" text:outline-level="2"><text:soft-page-break/></text:h>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
      <text:h text:style-name="Título_20_2" text:outline-level="2"><draw:frame draw:style-name="fr1" draw:name="Imagen 5" text:anchor-type="paragraph" svg:x="-1.399cm" svg:y="0.635cm" svg:width="19.876cm" style:rel-width="scale" svg:height="21.218cm" style:rel-height="scale" draw:z-index="0"><draw:image xlink:href="Pictures/2000054900008ECB000087ADDD447299.wmf" xlink:type="simple" xlink:show="embed" xlink:actuate="onLoad"/><draw:contour-polygon svg:width="36.412cm" svg:height="34.59cm" svg:viewBox="0 0 36412 34590" draw:points="71,71 71,142 71,214 71,285 71,357 71,428 71,500 71,571 71,643 71,714 71,786 71,857 142,929 142,1000 142,1072 142,1143 142,1214 142,1286 71,1357 71,1429 71,1500 71,1572 71,1643 71,1715 71,1786 71,1858 71,1929 142,2001 142,2072 142,2144 142,2215 142,2286 142,2358 142,2429 142,2501 142,2572 142,2644 142,2715 142,2787 71,2858 71,2930 71,3001 71,3073 71,3144 71,3216 71,3287 71,3358 71,3430 142,3501 142,3573 142,3644 142,3716 142,3787 142,3859 142,3930 142,4002 142,4073 142,4145 142,4216 71,4288 71,4359 71,4430 71,4502 71,4573 71,4645 71,4716 71,4788 71,4859 142,4931 142,5002 142,5074 142,5145 142,5217 142,5288 142,5360 142,5431 142,5502 142,5574 142,5645 142,5717 71,5788 71,5860 71,5931 71,6003 71,6074 71,6146 71,6217 71,6289 71,6360 142,6432 142,6503 142,6574 142,6646 142,6717 142,6789 142,6860 142,6932 142,7003 142,7075 142,7146 142,7218 71,7289 71,7361 71,7432 71,7504 71,7575 71,7646 71,7718 71,7789 71,7861 142,7932 142,8004 142,8075 142,8147 142,8218 142,8290 142,8361 142,8433 142,8504 142,8576 142,8647 142,8718 71,8790 71,8861 71,8933 71,9004 71,9076 71,9147 71,9219 71,9290 71,9362 142,9433 142,9505 142,9576 142,9648 142,9719 142,9790 142,9862 142,9933 142,10005 142,10076 142,10148 71,10219 71,10291 71,10362 71,10434 71,10505 71,10577 71,10648 71,10720 71,10791 142,10862 142,10934 142,11005 142,11077 142,11148 142,11220 142,11291 142,11363 142,11434 142,11506 142,11577 142,11649 71,11720 71,11792 71,11863 71,11935 71,12006 71,12077 71,12149 71,12220 71,12292 142,12363 142,12435 142,12506 142,12578 142,12649 142,12721 142,12792 142,12864 142,12935 142,13007 142,13078 142,13149 71,13221 71,13292 71,13364 71,13435 71,13507 71,13578 71,13650 71,13721 71,13793 142,13864 142,13936 142,14007 142,14079 142,14150 142,14221 142,14293 142,14364 142,14436 142,14507 142,14579 142,14650 71,14722 71,14793 71,14865 71,14936 71,15008 71,15079 71,15151 71,15222 71,15293 142,15365 142,15436 142,15508 142,15579 142,15651 142,15722 142,15794 142,15865 142,15937 142,16008 142,16080 71,16151 71,16223 71,16294 71,16365 71,16437 71,16508 71,16580 71,16651 71,16723 142,16794 142,16866 142,16937 142,17009 142,17080 142,17152 142,17223 142,17295 142,17366 142,17437 142,17509 142,17580 71,17652 71,17723 71,17795 71,17866 71,17938 71,18009 71,18081 71,18152 71,18224 142,18295 142,18367 142,18438 142,18509 142,18581 142,18652 142,18724 142,18795 142,18867 142,18938 142,19010 142,19081 71,19153 71,19224 71,19296 71,19367 71,19439 71,19510 71,19581 71,19653 71,19724 142,19796 142,19867 142,19939 142,20010 142,20082 142,20153 142,20225 142,20296 142,20368 142,20439 142,20511 142,20582 71,20653 71,20725 71,20796 71,20868 71,20939 71,21011 71,21082 71,21154 71,21225 142,21297 142,21368 142,21440 142,21511 142,21583 142,21654 142,21725 142,21797 142,21868 142,21940 142,22011 71,22083 71,22154 71,22226 71,22297 71,22369 71,22440 71,22512 71,22583 71,22655 142,22726 142,22797 142,22869 142,22940 142,23012 142,23083 142,23155 142,23226 142,23298 142,23369 142,23441 142,23512 71,23584 71,23655 71,23727 71,23798 71,23870 71,23941 71,24012 71,24084 71,24155 142,24227 142,24298 142,24370 142,24441 142,24513 142,24584 142,24656 142,24727 142,24799 142,24870 142,24942 142,25013 71,25084 71,25156 71,25227 71,25299 71,25370 71,25442 71,25513 71,25585 71,25656 142,25728 142,25799 142,25871 142,25942 142,26014 142,26085 142,26156 142,26228 142,26299 142,26371 142,26442 142,26514 71,26585 71,26657 71,26728 71,26800 71,26871 71,26943 71,27014 71,27086 71,27157 142,27228 142,27300 142,27371 142,27443 142,27514 142,27586 142,27657 142,27729 142,27800 142,27872 142,27943 71,28015 71,28086 71,28158 71,28229 71,28300 71,28372 71,28443 71,28515 71,28586 142,28658 142,28729 142,28801 142,28872 142,28944 142,29015 142,29087 142,29158 142,29230 142,29301 142,29372 142,29444 71,29515 71,29587 71,29658 71,29730 71,29801 71,29873 71,29944 71,30016 71,30087 142,30159 142,30230 142,30302 142,30373 142,30444 142,30516 142,30587 142,30659 142,30730 142,30802 142,30873 142,30945 71,31016 71,31088 71,31159 71,31231 71,31302 71,31374 71,31445 71,31516 71,31588 142,31659 142,31731 142,31802 142,31874 142,31945 142,32017 142,32088 142,32160 142,32231 142,32303 142,32374 142,32446 71,32517 71,32588 71,32660 71,32731 71,32803 71,32874 71,32946 71,33017 71,33089 142,33160 142,33232 142,33303 142,33375 142,33446 142,33518 142,33589 142,33660 142,33732 142,33803 142,33875 142,33946 71,34018 71,34089 71,34161 71,34232 71,34304 71,34375 71,34447 71,34518 71,34590 36412,34590 36412,34518 36412,34447 36412,34375 36412,34304 36412,34232 36412,34161 36340,34089 36340,34018 36340,33946 36340,33875 36340,33803 36340,33732 36340,33660 36340,33589 36340,33518 36340,33446 36340,33375 36340,33303 36340,33232 36340,33160 36340,33089 36412,33017 36412,32946 36412,32874 36412,32803 36412,32731 36412,32660 36340,32588 36340,32517 36340,32446 36340,32374 36340,32303 36340,32231 36340,32160 36340,32088 36340,32017 36340,31945 36340,31874 36340,31802 36340,31731 36340,31659 36340,31588 36412,31516 36412,31445 36412,31374 36412,31302 36412,31231 36412,31159 36340,31088 36340,31016 36340,30945 36340,30873 36340,30802 36340,30730 36340,30659 36340,30587 36340,30516 36340,30444 36340,30373 36340,30302 36340,30230 36340,30159 36340,30087 36412,30016 36412,29944 36412,29873 36412,29801 36412,29730 36412,29658 36340,29587 36340,29515 36340,29444 36340,29372 36340,29301 36340,29230 36340,29158 36340,29087 36340,29015 36340,28944 36340,28872 36340,28801 36340,28729 36340,28658 36340,28586 36412,28515 36412,28443 36412,28372 36412,28300 36412,28229 36412,28158 36340,28086 36340,28015 36340,27943 36340,27872 36340,27800 36340,27729 36340,27657 36340,27586 36340,27514 36340,27443 36340,27371 36340,27300 36340,27228 36340,27157 36412,27086 36412,27014 36412,26943 36412,26871 36412,26800 36412,26728 36340,26657 36340,26585 36340,26514 36340,26442 36340,26371 36340,26299 36340,26228 36340,26156 36340,26085 36340,26014 36340,25942 36340,25871 36340,25799 36340,25728 36340,25656 36412,25585 36412,25513 36412,25442 36412,25370 36412,25299 36412,25227 36340,25156 36340,25084 36340,25013 36340,24942 36340,24870 36340,24799 36340,24727 36340,24656 36340,24584 36340,24513 36340,24441 36340,24370 36340,24298 36340,24227 36340,24155 36412,24084 36412,24012 36412,23941 36412,23870 36412,23798 36412,23727 36340,23655 36340,23584 36340,23512 36340,23441 36340,23369 36340,23298 36340,23226 36340,23155 36340,23083 36340,23012 36340,22940 36340,22869 36340,22797 36340,22726 36340,22655 36412,22583 36412,22512 36412,22440 36412,22369 36412,22297 36412,22226 36340,22154 36340,22083 36340,22011 36340,21940 36340,21868 36340,21797 36340,21725 36340,21654 36340,21583 36340,21511 36340,21440 36340,21368 36340,21297 36340,21225 36412,21154 36412,21082 36412,21011 36412,20939 36412,20868 36412,20796 36340,20725 36340,20653 36340,20582 36340,20511 36340,20439 36340,20368 36340,20296 36340,20225 36340,20153 36340,20082 36340,20010 36340,19939 36340,19867 36340,19796 36340,19724 36412,19653 36412,19581 36412,19510 36412,19439 36412,19367 36412,19296 36340,19224 36340,19153 36340,19081 36340,19010 36340,18938 36340,18867 36340,18795 36340,18724 36340,18652 36340,18581 36340,18509 36340,18438 36340,18367 36340,18295 36340,18224 36412,18152 36412,18081 36412,18009 36412,17938 36412,17866 36412,17795 36340,17723 36340,17652 36340,17580 36340,17509 36340,17437 36340,17366 36340,17295 36340,17223 36340,17152 36340,17080 36340,17009 36340,16937 36340,16866 36340,16794 36340,16723 36412,16651 36412,16580 36412,16508 36412,16437 36412,16365 36412,16294 36340,16223 36340,16151 36340,16080 36340,16008 36340,15937 36340,15865 36340,15794 36340,15722 36340,15651 36340,15579 36340,15508 36340,15436 36340,15365 36340,15293 36412,15222 36412,15151 36412,15079 36412,15008 36412,14936 36412,14865 36340,14793 36340,14722 36340,14650 36340,14579 36340,14507 36340,14436 36340,14364 36340,14293 36340,14221 36340,14150 36340,14079 36340,14007 36340,13936 36340,13864 36340,13793 36412,13721 36412,13650 36412,13578 36412,13507 36412,13435 36412,13364 36340,13292 36340,13221 36340,13149 36340,13078 36340,13007 36340,12935 36340,12864 36340,12792 36340,12721 36340,12649 36340,12578 36340,12506 36340,12435 36340,12363 36340,12292 36412,12220 36412,12149 36412,12077 36412,12006 36412,11935 36412,11863 36340,11792 36340,11720 36340,11649 36340,11577 36340,11506 36340,11434 36340,11363 36340,11291 36340,11220 36340,11148 36340,11077 36340,11005 36340,10934 36340,10862 36340,10791 36412,10720 36412,10648 36412,10577 36412,10505 36412,10434 36412,10362 36340,10291 36340,10219 36340,10148 36340,10076 36340,10005 36340,9933 36340,9862 36340,9790 36340,9719 36340,9648 36340,9576 36340,9505 36340,9433 36340,9362 36412,9290 36412,9219 36412,9147 36412,9076 36412,9004 36412,8933 36340,8861 36340,8790 36340,8718 36340,8647 36340,8576 36340,8504 36340,8433 36340,8361 36340,8290 36340,8218 36340,8147 36340,8075 36340,8004 36340,7932 36340,7861 36412,7789 36412,7718 36412,7646 36412,7575 36412,7504 36412,7432 36340,7361 36340,7289 36340,7218 36340,7146 36340,7075 36340,7003 36340,6932 36340,6860 36340,6789 36340,6717 36340,6646 36340,6574 36340,6503 36340,6432 36340,6360 36412,6289 36412,6217 36412,6146 36412,6074 36412,6003 36412,5931 36340,5860 36340,5788 36340,5717 36340,5645 36340,5574 36340,5502 36340,5431 36340,5360 36340,5288 36340,5217 36340,5145 36340,5074 36340,5002 36340,4931 36340,4859 36412,4788 36412,4716 36412,4645 36412,4573 36412,4502 36412,4430 36340,4359 36340,4288 36340,4216 36340,4145 36340,4073 36340,4002 36340,3930 36340,3859 36340,3787 36340,3716 36340,3644 36340,3573 36340,3501 36340,3430 36412,3358 36412,3287 36412,3216 36412,3144 36412,3073 36412,3001 36340,2930 36340,2858 36340,2787 36340,2715 36340,2644 36340,2572 36340,2501 36340,2429 36340,2358 36340,2286 36340,2215 36340,2144 36340,2072 36340,2001 36340,1929 36412,1858 36412,1786 36412,1715 36412,1643 36412,1572 36412,1500 36340,1429 36340,1357 36340,1286 36340,1214 36340,1143 36340,1072 36340,1000 36340,929 36340,857 36340,786 36340,714 36340,643 36340,571 36340,500 36340,428 36412,357 36412,285 36412,214 36412,142 36412,71" draw:recreate-on-edit="true"/></draw:frame><draw:frame draw:style-name="fr1" draw:name="Imagen 1" text:anchor-type="paragraph" svg:x="0.434cm" svg:y="7.154cm" svg:width="16.999cm" style:rel-width="scale" svg:height="24.246cm" style:rel-height="scale" draw:z-index="2"><draw:image xlink:href="Pictures/2000038D00005BB50000831F5C8035BC.wmf" xlink:type="simple" xlink:show="embed" xlink:actuate="onLoad"/><draw:contour-polygon svg:width="23.345cm" svg:height="33.435cm" svg:viewBox="0 0 23345 33435" draw:points="65,65 65,131 65,196 65,262 65,327 65,393 65,458 65,524 65,590 65,655 65,721 65,786 65,852 65,917 65,983 65,1048 65,1114 65,1180 65,1245 65,1311 65,1376 65,1442 65,1507 65,1573 65,1639 65,1704 65,1770 65,1835 65,1901 65,1966 65,2032 65,2097 65,2163 65,2229 65,2294 65,2360 65,2425 65,2491 65,2556 65,2622 65,2687 65,2753 65,2819 65,2884 65,2950 65,3015 65,3081 65,3146 65,3212 65,3278 65,3343 65,3409 65,3474 65,3540 65,3605 65,3671 65,3736 65,3802 65,3868 65,3933 65,3999 65,4064 65,4130 65,4195 65,4261 65,4326 65,4392 65,4458 65,4523 65,4589 65,4654 65,4720 65,4785 65,4851 65,4917 65,4982 65,5048 65,5113 65,5179 65,5244 65,5310 65,5375 65,5441 65,5507 65,5572 65,5638 65,5703 65,5769 65,5834 65,5900 65,5966 65,6031 65,6097 65,6162 65,6228 65,6293 65,6359 65,6424 65,6490 65,6556 65,6621 65,6687 65,6752 65,6818 65,6883 65,6949 65,7014 65,7080 65,7146 65,7211 65,7277 65,7342 65,7408 65,7473 65,7539 65,7605 65,7670 65,7736 65,7801 65,7867 65,7932 65,7998 65,8063 65,8129 65,8195 65,8260 65,8326 65,8391 65,8457 65,8522 65,8588 65,8653 65,8719 65,8785 65,8850 65,8916 65,8981 65,9047 65,9112 65,9178 65,9244 65,9309 65,9375 65,9440 65,9506 65,9571 65,9637 65,9702 65,9768 65,9834 65,9899 65,9965 65,10030 65,10096 65,10161 65,10227 65,10293 65,10358 65,10424 65,10489 65,10555 65,10620 65,10686 65,10751 65,10817 65,10883 65,10948 65,11014 65,11079 65,11145 65,11210 65,11276 65,11341 65,11407 65,11473 65,11538 65,11604 65,11669 65,11735 65,11800 65,11866 65,11932 65,11997 65,12063 65,12128 65,12194 65,12259 65,12325 65,12390 65,12456 65,12522 65,12587 65,12653 65,12718 65,12784 65,12849 65,12915 65,12980 65,13046 65,13112 65,13177 65,13243 65,13308 65,13374 65,13439 65,13505 65,13571 65,13636 65,13702 65,13767 65,13833 65,13898 65,13964 65,14029 65,14095 65,14161 65,14226 65,14292 65,14357 65,14423 65,14488 65,14554 65,14620 65,14685 65,14751 65,14816 65,14882 65,14947 65,15013 65,15078 65,15144 65,15210 65,15275 65,15341 65,15406 65,15472 65,15537 65,15603 65,15668 65,15734 65,15800 65,15865 65,15931 65,15996 65,16062 65,16127 65,16193 65,16259 65,16324 65,16390 65,16455 65,16521 65,16586 65,16652 65,16717 65,16783 65,16849 65,16914 65,16980 65,17045 65,17111 65,17176 65,17242 65,17307 65,17373 65,17439 65,17504 65,17570 65,17635 65,17701 65,17766 65,17832 65,17898 65,17963 65,18029 65,18094 65,18160 65,18225 65,18291 65,18356 65,18422 65,18488 65,18553 65,18619 65,18684 65,18750 65,18815 65,18881 65,18946 65,19012 65,19078 65,19143 65,19209 65,19274 65,19340 65,19405 65,19471 65,19537 65,19602 65,19668 65,19733 65,19799 65,19864 65,19930 65,19995 65,20061 65,20127 65,20192 65,20258 65,20323 65,20389 65,20454 65,20520 65,20586 65,20651 65,20717 65,20782 65,20848 65,20913 65,20979 65,21044 65,21110 65,21176 65,21241 65,21307 65,21372 65,21438 65,21503 65,21569 65,21634 65,21700 65,21766 65,21831 65,21897 65,21962 65,22028 65,22093 65,22159 65,22225 65,22290 65,22356 65,22421 65,22487 65,22552 65,22618 65,22683 65,22749 65,22815 65,22880 65,22946 65,23011 65,23077 65,23142 65,23208 65,23273 65,23339 65,23405 65,23470 65,23536 65,23601 65,23667 65,23732 65,23798 65,23864 65,23929 65,23995 65,24060 65,24126 65,24191 65,24257 65,24322 65,24388 65,24454 65,24519 65,24585 65,24650 65,24716 65,24781 65,24847 65,24913 65,24978 65,25044 65,25109 65,25175 65,25240 65,25306 65,25371 65,25437 65,25503 65,25568 65,25634 65,25699 65,25765 65,25830 65,25896 65,25961 65,26027 65,26093 65,26158 65,26224 65,26289 65,26355 65,26420 65,26486 65,26552 65,26617 65,26683 65,26748 65,26814 65,26879 65,26945 65,27010 65,27076 65,27142 65,27207 65,27273 65,27338 65,27404 65,27469 65,27535 65,27600 65,27666 65,27732 65,27797 65,27863 65,27928 65,27994 65,28059 65,28125 65,28191 65,28256 65,28322 65,28387 65,28453 65,28518 65,28584 65,28649 65,28715 65,28781 65,28846 65,28912 65,28977 65,29043 65,29108 65,29174 65,29240 65,29305 65,29371 65,29436 65,29502 65,29567 65,29633 65,29698 65,29764 65,29830 65,29895 65,29961 65,30026 65,30092 65,30157 65,30223 65,30288 65,30354 65,30420 65,30485 65,30551 65,30616 65,30682 65,30747 65,30813 65,30879 65,30944 65,31010 65,31075 65,31141 65,31206 65,31272 65,31337 65,31403 65,31469 65,31534 65,31600 65,31665 65,31731 65,31796 65,31862 65,31927 65,31993 65,32059 65,32124 65,32190 65,32255 65,32321 65,32386 65,32452 65,32518 65,32583 65,32649 65,32714 65,32780 65,32845 65,32911 65,32976 65,33042 65,33108 65,33173 65,33239 65,33304 65,33370 65,33435 23345,33435 23345,33370 23345,33304 23345,33239 23345,33173 23345,33108 23345,33042 23345,32976 23345,32911 23345,32845 23345,32780 23345,32714 23345,32649 23345,32583 23345,32518 23345,32452 23345,32386 23345,32321 23345,32255 23345,32190 23345,32124 23345,32059 23345,31993 23345,31927 23345,31862 23345,31796 23345,31731 23345,31665 23345,31600 23345,31534 23345,31469 23345,31403 23345,31337 23345,31272 23345,31206 23345,31141 23345,31075 23345,31010 23345,30944 23345,30879 23345,30813 23345,30747 23345,30682 23345,30616 23345,30551 23345,30485 23345,30420 23345,30354 23345,30288 23345,30223 23345,30157 23345,30092 23345,30026 23345,29961 23345,29895 23345,29830 23345,29764 23345,29698 23345,29633 23345,29567 23345,29502 23345,29436 23345,29371 23345,29305 23345,29240 23345,29174 23345,29108 23345,29043 23345,28977 23345,28912 23345,28846 23345,28781 23345,28715 23345,28649 23345,28584 23345,28518 23345,28453 23345,28387 23345,28322 23345,28256 23345,28191 23345,28125 23345,28059 23345,27994 23345,27928 23345,27863 23345,27797 23345,27732 23345,27666 23345,27600 23345,27535 23345,27469 23345,27404 23345,27338 23345,27273 23345,27207 23345,27142 23345,27076 23345,27010 23345,26945 23345,26879 23345,26814 23345,26748 23345,26683 23345,26617 23345,26552 23345,26486 23345,26420 23345,26355 23345,26289 23345,26224 23345,26158 23345,26093 23345,26027 23345,25961 23345,25896 23345,25830 23345,25765 23345,25699 23345,25634 23345,25568 23345,25503 23345,25437 23345,25371 23345,25306 23345,25240 23345,25175 23345,25109 23345,25044 23345,24978 23345,24913 23345,24847 23345,24781 23345,24716 23345,24650 23345,24585 23345,24519 23345,24454 23345,24388 23345,24322 23345,24257 23345,24191 23345,24126 23345,24060 23345,23995 23345,23929 23345,23864 23345,23798 23345,23732 23345,23667 23345,23601 23345,23536 23345,23470 23345,23405 23345,23339 23345,23273 23345,23208 23345,23142 23345,23077 23345,23011 23345,22946 23345,22880 23345,22815 23345,22749 23345,22683 23345,22618 23345,22552 23345,22487 23345,22421 23345,22356 23345,22290 23345,22225 23345,22159 23345,22093 23345,22028 23345,21962 23345,21897 23345,21831 23345,21766 23345,21700 23345,21634 23345,21569 23345,21503 23345,21438 23345,21372 23345,21307 23345,21241 23345,21176 23345,21110 23345,21044 23345,20979 23345,20913 23345,20848 23345,20782 23345,20717 23345,20651 23345,20586 23345,20520 23345,20454 23345,20389 23345,20323 23345,20258 23345,20192 23345,20127 23345,20061 23345,19995 23345,19930 23345,19864 23345,19799 23345,19733 23345,19668 23345,19602 23345,19537 23345,19471 23345,19405 23345,19340 23345,19274 23345,19209 23345,19143 23345,19078 23345,19012 23345,18946 23345,18881 23345,18815 23345,18750 23345,18684 23345,18619 23345,18553 23345,18488 23345,18422 23345,18356 23345,18291 23345,18225 23345,18160 23345,18094 23345,18029 23345,17963 23345,17898 23345,17832 23345,17766 23345,17701 23345,17635 23345,17570 23345,17504 23345,17439 23345,17373 23345,17307 23345,17242 23345,17176 23345,17111 23345,17045 23345,16980 23345,16914 23345,16849 23345,16783 23345,16717 23345,16652 23345,16586 23345,16521 23345,16455 23345,16390 23345,16324 23345,16259 23345,16193 23345,16127 23345,16062 23345,15996 23345,15931 23345,15865 23345,15800 23345,15734 23345,15668 23345,15603 23345,15537 23345,15472 23345,15406 23345,15341 23345,15275 23345,15210 23345,15144 23345,15078 23345,15013 23345,14947 23345,14882 23345,14816 23345,14751 23345,14685 23345,14620 23345,14554 23345,14488 23345,14423 23345,14357 23345,14292 23345,14226 23345,14161 23345,14095 23345,14029 23345,13964 23345,13898 23345,13833 23345,13767 23345,13702 23345,13636 23345,13571 23345,13505 23345,13439 23345,13374 23345,13308 23345,13243 23345,13177 23345,13112 23345,13046 23345,12980 23345,12915 23345,12849 23345,12784 23345,12718 23345,12653 23345,12587 23345,12522 23345,12456 23345,12390 23345,12325 23345,12259 23345,12194 23345,12128 23345,12063 23345,11997 23345,11932 23345,11866 23345,11800 23345,11735 23345,11669 23345,11604 23345,11538 23345,11473 23345,11407 23345,11341 23345,11276 23345,11210 23345,11145 23345,11079 23345,11014 23345,10948 23345,10883 23345,10817 23345,10751 23345,10686 23345,10620 23345,10555 23345,10489 23345,10424 23345,10358 23345,10293 23345,10227 23345,10161 23345,10096 23345,10030 23345,9965 23345,9899 23345,9834 23345,9768 23345,9702 23345,9637 23345,9571 23345,9506 23345,9440 23345,9375 23345,9309 23345,9244 23345,9178 23345,9112 23345,9047 23345,8981 23345,8916 23345,8850 23345,8785 23345,8719 23345,8653 23345,8588 23345,8522 23345,8457 23345,8391 23345,8326 23345,8260 23345,8195 23345,8129 23345,8063 23345,7998 23345,7932 23345,7867 23345,7801 23345,7736 23345,7670 23345,7605 23345,7539 23345,7473 23345,7408 23345,7342 23345,7277 23345,7211 23345,7146 23345,7080 23345,7014 23345,6949 23345,6883 23345,6818 23345,6752 23345,6687 23345,6621 23345,6556 23345,6490 23345,6424 23345,6359 23345,6293 23345,6228 23345,6162 23345,6097 23345,6031 23345,5966 23345,5900 23345,5834 23345,5769 23345,5703 23345,5638 23345,5572 23345,5507 23345,5441 23345,5375 23345,5310 23345,5244 23345,5179 23345,5113 23345,5048 23345,4982 23345,4917 23345,4851 23345,4785 23345,4720 23345,4654 23345,4589 23345,4523 23345,4458 23345,4392 23345,4326 23345,4261 23345,4195 23345,4130 23345,4064 23345,3999 23345,3933 23345,3868 23345,3802 23345,3736 23345,3671 23345,3605 23345,3540 23345,3474 23345,3409 23345,3343 23345,3278 23345,3212 23345,3146 23345,3081 23345,3015 23345,2950 23345,2884 23345,2819 23345,2753 23345,2687 23345,2622 23345,2556 23345,2491 23345,2425 23345,2360 23345,2294 23345,2229 23345,2163 23345,2097 23345,2032 23345,1966 23345,1901 23345,1835 23345,1770 23345,1704 23345,1639 23345,1573 23345,1507 23345,1442 23345,1376 23345,1311 23345,1245 23345,1180 23345,1114 23345,1048 23345,983 23345,917 23345,852 23345,786 23345,721 23345,655 23345,590 23345,524 23345,458 23345,393 23345,327 23345,262 23345,196 23345,131 23345,65" draw:recreate-on-edit="true"/></draw:frame></text:h>
      <text:h text:style-name="Título_20_2" text:outline-level="2"><text:soft-page-break/></text:h>
      <text:h text:style-name="Título_20_2" text:outline-level="2"/>
      <text:h text:style-name="Título_20_2" text:outline-level="2"/>
      <text:h text:style-name="Título_20_2" text:outline-level="2"/>
      <text:h text:style-name="Título_20_2" text:outline-level="2"><text:soft-page-break/>Detalles de implementación</text:h>
      <text:p text:style-name="P19"/>
      <text:list xml:id="list7797495356255202501" text:style-name="L4">
        <text:list-item>
          <text:p text:style-name="P21"><text:span text:style-name="T9">Partida</text:span>: es una de las clases mas importantes del modelo, posee como atributos al tablero, un jugador y un estado que le permite verificar si el juego se encuentra activo o si ha finalizado. Además es la encargada de inicializar a todas las naves e insertarlas al tablero. Uno de los métodos más importantes de esta clase es el llamado limpiar(), el cual se encarga de verificar cuál de los objetos dentro del tablero ha quedado obsoleto, ya sea porque no posee más resistencia (nave) o porque ha explotado (bomba), y se encarga de removerlos, tanto al objeto como a la vista. </text:p>
        </text:list-item>
        <text:list-item>
          <text:p text:style-name="P21"><text:span text:style-name="T9">Ventana Principal</text:span>: esta clase es la más importante en lo que respecta a la vista, ya que se encarga de inicializar a todos los aquellos objetos que posean una vista dentro del juego. También es la encargada de crear la ventana principal, agregar los sonidos correspondientes y notificar a los controladores, tanto del mouse como del teclado.</text:p>
        </text:list-item>
        <text:list-item>
          <text:p text:style-name="P18"><text:span text:style-name="T9">Double dispatch</text:span>: fue utilizado para modelar el ataque de las bombas hacia las naves, de esta manera se pudo modelar muy fácilmente el daño que cada bomba le producía a los distintos tipos de naves.</text:p>
        </text:list-item>
      </text:list>
      <text:p text:style-name="Text_20_body"/>
      <text:p text:style-name="Text_20_body">En lo que respecta a detalles de jugabilidad, para poder realizar los disparos, es necesario primero seleccionar el tipo de bomba a lanzar (teclas 1,2,3,4,5) y luego hacer click con el mouse. De esta manera siempre se debe seleccionar el disparo y luego presionar el mouse, si se presiona el mouse varias veces seguida sin antes seleccionar una bomba, el disparo no será concretado.</text:p>
      <text:h text:style-name="Título_20_2" text:outline-level="2">Excepciones</text:h>
      <text:p text:style-name="P8"><text:bookmark text:name="id.1y810tw"/>-</text:p>
      <text:h text:style-name="Título_20_2" text:outline-level="2">Diagramas de secuencia</text:h>
      <text:p text:style-name="P8">[Mostrar las secuencias interesantes que hayan implementado. Pueden agregar texto para explicar si algo no queda claro]</text:p>
      <text:p text:style-name="P8"><text:bookmark text:name="id.4i7ojhp"/></text:p>
      <text:h text:style-name="Título_20_1" text:outline-level="1">Código fuente</text:h>
      <text:p text:style-name="P8">Adjunto en el .zip</text:p>
      <text:h text:style-name="Título_20_1" text:outline-level="1"><text:bookmark text:name="id.2xcytpi"/></text:h>
      <text:h text:style-name="P22" text:outline-level="1">Checklist de corrección</text:h>
      <text:p text:style-name="P8">Esta sección es para uso exclusivo de la cátedra, por favor no modificar.</text:p>
      <text:p text:style-name="P8"/>
      <text:p text:style-name="P8"><text:span text:style-name="Fuente_20_de_20_párrafo_20_predeter."><text:span text:style-name="T5">Carpeta</text:span></text:span></text:p>
      <text:p text:style-name="P8"><text:span text:style-name="Fuente_20_de_20_párrafo_20_predeter."><text:span text:style-name="T6">Generalidades</text:span></text:span></text:p>
      <text:list xml:id="list1659851503210892798" text:style-name="LS2">
        <text:list-item>
          <text:p text:style-name="P15"><text:span text:style-name="Fuente_20_de_20_párrafo_20_predeter."><text:span text:style-name="T7">¿Son correctos los supuestos y extensiones?</text:span></text:span></text:p>
        </text:list-item>
        <text:list-item>
          <text:p text:style-name="P15"><text:span text:style-name="Fuente_20_de_20_párrafo_20_predeter."><text:span text:style-name="T7">¿Es prolija la present</text:span></text:span><text:span text:style-name="Fuente_20_de_20_párrafo_20_predeter."><text:span text:style-name="T7">ación? (hojas del mismo tamaño, numeradas y con tipografía uniforme)</text:span></text:span></text:p>
        </text:list-item>
      </text:list>
      <text:p text:style-name="P8"><text:span text:style-name="Fuente_20_de_20_párrafo_20_predeter."><text:span text:style-name="T6">Modelo</text:span></text:span></text:p>
      <text:list xml:id="list42215897" text:style-name="LS2">
        <text:list-item>
          <text:p text:style-name="P15"><text:span text:style-name="Fuente_20_de_20_párrafo_20_predeter."><text:span text:style-name="T7">¿Está completo?¿Contempla la totalidad del problema?</text:span></text:span></text:p>
        </text:list-item>
        <text:list-item>
          <text:p text:style-name="P15"><text:span text:style-name="Fuente_20_de_20_párrafo_20_predeter."><text:span text:style-name="T7">¿Respeta encapsulamiento?</text:span></text:span></text:p>
        </text:list-item>
        <text:list-item>
          <text:p text:style-name="P15"><text:span text:style-name="Fuente_20_de_20_párrafo_20_predeter."><text:span text:style-name="T7">¿Hace un buen uso de excepciones?</text:span></text:span></text:p>
        </text:list-item>
        <text:list-item>
          <text:p text:style-name="P15"><text:span text:style-name="Fuente_20_de_20_párrafo_20_predeter."><text:span text:style-name="T7">¿Utiliza polimorfismo en las situaciones esperadas?</text:span></text:span></text:p>
        </text:list-item>
      </text:list>
      <text:p text:style-name="P10"/>
      <text:p text:style-name="P8"><text:span text:style-name="Fuente_20_de_20_párrafo_20_predeter."><text:span text:style-name="T5">Diagramas</text:span></text:span></text:p>
      <text:p text:style-name="P8"><text:span text:style-name="Fuente_20_de_20_párrafo_20_predeter."><text:span text:style-name="T6">Diagrama de clases</text:span></text:span></text:p>
      <text:list xml:id="list42189370" text:style-name="LS2">
        <text:list-item>
          <text:p text:style-name="P15"><text:span text:style-name="Fuente_20_de_20_párrafo_20_predeter."><text:span text:style-name="T7">¿Está completo?</text:span></text:span></text:p>
        </text:list-item>
        <text:list-item>
          <text:p text:style-name="P15"><text:span text:style-name="Fuente_20_de_20_párrafo_20_predeter."><text:span text:style-name="T7">¿Está bien utilizada la notación?</text:span></text:span></text:p>
        </text:list-item>
      </text:list>
      <text:p text:style-name="P8"><text:span text:style-name="Fuente_20_de_20_párrafo_20_predeter."><text:span text:style-name="T6">Diagramas de secuencia</text:span></text:span></text:p>
      <text:list xml:id="list42186297" text:style-name="LS2">
        <text:list-item>
          <text:p text:style-name="P15"><text:span text:style-name="Fuente_20_de_20_párrafo_20_predeter."><text:span text:style-name="T7">¿Está completo?</text:span></text:span></text:p>
        </text:list-item>
        <text:list-item>
          <text:p text:style-name="P15"><text:span text:style-name="Fuente_20_de_20_párrafo_20_predeter."><text:span text:style-name="T7">¿Es consistente con el diagrama de clases?</text:span></text:span></text:p>
        </text:list-item>
        <text:list-item>
          <text:p text:style-name="P15"><text:span text:style-name="Fuente_20_de_20_párrafo_20_predeter."><text:span text:style-name="T7">¿Está bien utilizada la notación?</text:span></text:span></text:p>
        </text:list-item>
      </text:list>
      <text:p text:style-name="P8"><text:span text:style-name="Fuente_20_de_20_párrafo_20_predeter."><text:span text:style-name="T6">Diagrama de estados</text:span></text:span></text:p>
      <text:list xml:id="list42206148" text:style-name="LS2">
        <text:list-item>
          <text:p text:style-name="P15"><text:span text:style-name="Fuente_20_de_20_párrafo_20_predeter."><text:span text:style-name="T7">¿Está completo?</text:span></text:span></text:p>
        </text:list-item>
        <text:list-item>
          <text:p text:style-name="P15"><text:span text:style-name="Fuente_20_de_20_párrafo_20_predeter."><text:span text:style-name="T7">¿Está bien utilizada la notación?</text:span></text:span></text:p>
        </text:list-item>
      </text:list>
      <text:p text:style-name="P8"><text:bookmark text:name="id.1ci93xb"/></text:p>
      <text:h text:style-name="Título_20_2" text:outline-level="2"><text:span text:style-name="Fuente_20_de_20_párrafo_20_predeter."><text:span text:style-name="T8">Código</text:span></text:span></text:h>
      <text:p text:style-name="P8"><text:span text:style-name="Fuente_20_de_20_párrafo_20_predeter."><text:span text:style-name="T6">Generalidades</text:span></text:span></text:p>
      <text:list xml:id="list2217258674180807260" text:style-name="LS3">
        <text:list-item>
          <text:p text:style-name="P16"><text:span text:style-name="Fuente_20_de_20_párrafo_20_predeter."><text:span text:style-name="T7">¿Respeta estándares de codificación?</text:span></text:span></text:p>
        </text:list-item>
        <text:list-item>
          <text:p text:style-name="P16"><text:span text:style-name="Fuente_20_de_20_párrafo_20_predeter."><text:span text:style-name="T7">¿Está correctamente documentado?</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OpenSymbol" svg:font-family="OpenSymbo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AR" fo:font-style="normal" style:text-underline-style="none" fo:font-weight="normal" style:letter-kerning="true" style:font-size-asian="10pt" style:language-asian="es" style:country-asian="A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AR" fo:font-style="normal" style:text-underline-style="none" fo:font-weight="normal" style:letter-kerning="true" fo:background-color="transparent" style:font-name-asian="Times New Roman" style:font-size-asian="10pt" style:language-asian="es" style:country-asian="A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color="#000000" style:font-name="Verdana" fo:font-size="12pt" style:font-name-asian="Verdana" style:font-size-asian="12pt" style:font-name-complex="Verdana" style:font-size-complex="12pt" fo:hyphenate="false" fo:hyphenation-remain-char-count="0" fo:hyphenation-push-char-count="0"/>
    </style:style>
    <style:style style:name="Título_20_1" style:display-name="Título 1" style:family="paragraph" style:parent-style-name="Standard" style:default-outline-level="1">
      <style:paragraph-properties fo:margin-top="0.423cm" fo:margin-bottom="0.212cm" fo:hyphenation-ladder-count="no-limit"/>
      <style:text-properties style:font-name="Cambria" fo:font-size="14pt" fo:font-weight="bold" style:font-name-asian="Cambria" style:font-size-asian="14pt" style:font-weight-asian="bold" style:font-name-complex="Cambria" style:font-size-complex="14pt" style:font-weight-complex="bold" fo:hyphenate="false" fo:hyphenation-remain-char-count="0" fo:hyphenation-push-char-count="0"/>
    </style:style>
    <style:style style:name="Título_20_2" style:display-name="Título 2" style:family="paragraph" style:parent-style-name="Standard" style:default-outline-level="2">
      <style:paragraph-properties fo:margin-top="0.423cm" fo:margin-bottom="0.212cm" fo:hyphenation-ladder-count="no-limit"/>
      <style:text-properties style:font-name="Cambria" fo:font-size="14pt" fo:font-style="italic" fo:font-weight="bold" style:font-name-asian="Cambria" style:font-size-asian="14pt" style:font-style-asian="italic" style:font-weight-asian="bold" style:font-name-complex="Cambria" style:font-size-complex="14pt" style:font-style-complex="italic" style:font-weight-complex="bold" fo:hyphenate="false" fo:hyphenation-remain-char-count="0" fo:hyphenation-push-char-count="0"/>
    </style:style>
    <style:style style:name="Título_20_3" style:display-name="Título 3" style:family="paragraph" style:parent-style-name="Standard" style:default-outline-level="3">
      <style:paragraph-properties fo:margin-top="0.423cm" fo:margin-bottom="0.212cm" fo:hyphenation-ladder-count="no-limit"/>
      <style:text-properties style:font-name="Cambria" fo:font-size="14pt" fo:font-weight="bold" style:font-name-asian="Cambria" style:font-size-asian="14pt" style:font-weight-asian="bold" style:font-name-complex="Cambria" style:font-size-complex="14pt" style:font-weight-complex="bold" fo:hyphenate="false" fo:hyphenation-remain-char-count="0" fo:hyphenation-push-char-count="0"/>
    </style:style>
    <style:style style:name="Título_20_4" style:display-name="Título 4" style:family="paragraph" style:parent-style-name="Standard" style:default-outline-level="4">
      <style:paragraph-properties fo:margin-top="0.423cm" fo:margin-bottom="0.106cm" fo:hyphenation-ladder-count="no-limit"/>
      <style:text-properties fo:font-size="14pt" fo:font-weight="bold" style:font-size-asian="14pt" style:font-weight-asian="bold" style:font-size-complex="14pt" style:font-weight-complex="bold" fo:hyphenate="false" fo:hyphenation-remain-char-count="0" fo:hyphenation-push-char-count="0"/>
    </style:style>
    <style:style style:name="Título_20_5" style:display-name="Título 5" style:family="paragraph" style:parent-style-name="Standard" style:default-outline-level="5">
      <style:paragraph-properties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Título_20_6" style:display-name="Título 6" style:family="paragraph" style:parent-style-name="Standard" style:default-outline-level="6">
      <style:paragraph-properties fo:margin-top="0.423cm" fo:margin-bottom="0.106cm" fo:hyphenation-ladder-count="no-limit"/>
      <style:text-properties fo:font-size="11pt" fo:font-weight="bold" style:font-size-asian="11pt" style:font-weight-asian="bold" style:font-size-complex="11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Sin_20_lista1" style:display-name="Sin lista1"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class="chapter">
      <style:paragraph-properties fo:margin-top="0.423cm" fo:margin-bottom="0.106cm" fo:text-align="center" style:justify-single-word="false" fo:hyphenation-ladder-count="no-limit"/>
      <style:text-properties style:font-name="Arial" fo:font-size="16pt" fo:font-weight="bold" style:font-name-asian="Arial" style:font-size-asian="16pt" style:font-weight-asian="bold" style:font-name-complex="Arial" style:font-size-complex="16pt" style:font-weight-complex="bold" fo:hyphenate="false" fo:hyphenation-remain-char-count="0" fo:hyphenation-push-char-count="0"/>
    </style:style>
    <style:style style:name="Subtitle" style:family="paragraph" style:parent-style-name="Standard" style:class="chapter">
      <style:paragraph-properties fo:margin-top="0cm" fo:margin-bottom="0.106cm" fo:text-align="center" style:justify-single-word="false" fo:hyphenation-ladder-count="no-limit"/>
      <style:text-properties style:font-name="Arial" style:font-name-asian="Arial" style:font-name-complex="Arial"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List1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1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2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0"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List3Leve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1" style:display-name="WW_CharLFO1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2" style:display-name="WW_CharLFO1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3" style:display-name="WW_CharLFO1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4" style:display-name="WW_CharLFO1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5" style:display-name="WW_CharLFO1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6" style:display-name="WW_CharLFO1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7" style:display-name="WW_CharLFO1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8" style:display-name="WW_CharLFO1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1LVL9" style:display-name="WW_CharLFO1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1" style:display-name="WW_CharLFO2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2" style:display-name="WW_CharLFO2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3" style:display-name="WW_CharLFO2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4" style:display-name="WW_CharLFO2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5" style:display-name="WW_CharLFO2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6" style:display-name="WW_CharLFO2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7" style:display-name="WW_CharLFO2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8" style:display-name="WW_CharLFO2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2LVL9" style:display-name="WW_CharLFO2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1" style:display-name="WW_CharLFO3LVL1"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2" style:display-name="WW_CharLFO3LVL2"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3" style:display-name="WW_CharLFO3LVL3"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4" style:display-name="WW_CharLFO3LVL4"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5" style:display-name="WW_CharLFO3LVL5"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6" style:display-name="WW_CharLFO3LVL6"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7" style:display-name="WW_CharLFO3LVL7"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8" style:display-name="WW_CharLFO3LVL8"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WW_5f_CharLFO3LVL9" style:display-name="WW_CharLFO3LVL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ie_20_de_20_página_20_Car" style:display-name="Pie de página Car"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WW_5f_CharLFO1LVL1" text:bullet-char="●">
        <style:list-level-properties text:space-before="0.635cm" text:min-label-width="0.635cm"/>
        <style:text-properties style:font-name="Verdana"/>
      </text:list-level-style-bullet>
      <text:list-level-style-bullet text:level="2" text:style-name="WW_5f_CharLFO1LVL2" text:bullet-char="●">
        <style:list-level-properties text:space-before="1.905cm"/>
        <style:text-properties style:font-name="Verdana"/>
      </text:list-level-style-bullet>
      <text:list-level-style-bullet text:level="3" text:style-name="WW_5f_CharLFO1LVL3" text:bullet-char="●">
        <style:list-level-properties text:min-label-width="2.54cm" fo:text-align="end"/>
        <style:text-properties style:font-name="Verdana"/>
      </text:list-level-style-bullet>
      <text:list-level-style-bullet text:level="4" text:style-name="WW_5f_CharLFO1LVL4" text:bullet-char="●">
        <style:list-level-properties text:space-before="4.445cm"/>
        <style:text-properties style:font-name="Verdana"/>
      </text:list-level-style-bullet>
      <text:list-level-style-bullet text:level="5" text:style-name="WW_5f_CharLFO1LVL5" text:bullet-char="●">
        <style:list-level-properties text:space-before="5.715cm"/>
        <style:text-properties style:font-name="Verdana"/>
      </text:list-level-style-bullet>
      <text:list-level-style-bullet text:level="6" text:style-name="WW_5f_CharLFO1LVL6" text:bullet-char="●">
        <style:list-level-properties text:min-label-width="4.445cm" fo:text-align="end"/>
        <style:text-properties style:font-name="Verdana"/>
      </text:list-level-style-bullet>
      <text:list-level-style-bullet text:level="7" text:style-name="WW_5f_CharLFO1LVL7" text:bullet-char="●">
        <style:list-level-properties text:space-before="8.255cm"/>
        <style:text-properties style:font-name="Verdana"/>
      </text:list-level-style-bullet>
      <text:list-level-style-bullet text:level="8" text:style-name="WW_5f_CharLFO1LVL8" text:bullet-char="●">
        <style:list-level-properties text:space-before="9.525cm"/>
        <style:text-properties style:font-name="Verdana"/>
      </text:list-level-style-bullet>
      <text:list-level-style-bullet text:level="9" text:style-name="WW_5f_CharLFO1LVL9" text:bullet-char="●">
        <style:list-level-properties text:min-label-width="6.35cm"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WW_5f_CharLFO2LVL1" text:bullet-char="●">
        <style:list-level-properties text:space-before="0.635cm"/>
        <style:text-properties style:font-name="Verdana"/>
      </text:list-level-style-bullet>
      <text:list-level-style-bullet text:level="2" text:style-name="WW_5f_CharLFO2LVL2" text:bullet-char="●">
        <style:list-level-properties text:space-before="1.905cm"/>
        <style:text-properties style:font-name="Verdana"/>
      </text:list-level-style-bullet>
      <text:list-level-style-bullet text:level="3" text:style-name="WW_5f_CharLFO2LVL3" text:bullet-char="●">
        <style:list-level-properties fo:text-align="end"/>
        <style:text-properties style:font-name="Verdana"/>
      </text:list-level-style-bullet>
      <text:list-level-style-bullet text:level="4" text:style-name="WW_5f_CharLFO2LVL4" text:bullet-char="●">
        <style:list-level-properties text:space-before="4.445cm"/>
        <style:text-properties style:font-name="Verdana"/>
      </text:list-level-style-bullet>
      <text:list-level-style-bullet text:level="5" text:style-name="WW_5f_CharLFO2LVL5" text:bullet-char="●">
        <style:list-level-properties text:space-before="5.715cm"/>
        <style:text-properties style:font-name="Verdana"/>
      </text:list-level-style-bullet>
      <text:list-level-style-bullet text:level="6" text:style-name="WW_5f_CharLFO2LVL6" text:bullet-char="●">
        <style:list-level-properties fo:text-align="end"/>
        <style:text-properties style:font-name="Verdana"/>
      </text:list-level-style-bullet>
      <text:list-level-style-bullet text:level="7" text:style-name="WW_5f_CharLFO2LVL7" text:bullet-char="●">
        <style:list-level-properties text:space-before="8.255cm"/>
        <style:text-properties style:font-name="Verdana"/>
      </text:list-level-style-bullet>
      <text:list-level-style-bullet text:level="8" text:style-name="WW_5f_CharLFO2LVL8" text:bullet-char="●">
        <style:list-level-properties text:space-before="9.525cm"/>
        <style:text-properties style:font-name="Verdana"/>
      </text:list-level-style-bullet>
      <text:list-level-style-bullet text:level="9" text:style-name="WW_5f_CharLFO2LVL9" text:bullet-char="●">
        <style:list-level-properties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WW_5f_CharLFO3LVL1" text:bullet-char="●">
        <style:list-level-properties text:space-before="0.635cm"/>
        <style:text-properties style:font-name="Verdana"/>
      </text:list-level-style-bullet>
      <text:list-level-style-bullet text:level="2" text:style-name="WW_5f_CharLFO3LVL2" text:bullet-char="●">
        <style:list-level-properties text:space-before="1.905cm"/>
        <style:text-properties style:font-name="Verdana"/>
      </text:list-level-style-bullet>
      <text:list-level-style-bullet text:level="3" text:style-name="WW_5f_CharLFO3LVL3" text:bullet-char="●">
        <style:list-level-properties fo:text-align="end"/>
        <style:text-properties style:font-name="Verdana"/>
      </text:list-level-style-bullet>
      <text:list-level-style-bullet text:level="4" text:style-name="WW_5f_CharLFO3LVL4" text:bullet-char="●">
        <style:list-level-properties text:space-before="4.445cm"/>
        <style:text-properties style:font-name="Verdana"/>
      </text:list-level-style-bullet>
      <text:list-level-style-bullet text:level="5" text:style-name="WW_5f_CharLFO3LVL5" text:bullet-char="●">
        <style:list-level-properties text:space-before="5.715cm"/>
        <style:text-properties style:font-name="Verdana"/>
      </text:list-level-style-bullet>
      <text:list-level-style-bullet text:level="6" text:style-name="WW_5f_CharLFO3LVL6" text:bullet-char="●">
        <style:list-level-properties fo:text-align="end"/>
        <style:text-properties style:font-name="Verdana"/>
      </text:list-level-style-bullet>
      <text:list-level-style-bullet text:level="7" text:style-name="WW_5f_CharLFO3LVL7" text:bullet-char="●">
        <style:list-level-properties text:space-before="8.255cm"/>
        <style:text-properties style:font-name="Verdana"/>
      </text:list-level-style-bullet>
      <text:list-level-style-bullet text:level="8" text:style-name="WW_5f_CharLFO3LVL8" text:bullet-char="●">
        <style:list-level-properties text:space-before="9.525cm"/>
        <style:text-properties style:font-name="Verdana"/>
      </text:list-level-style-bullet>
      <text:list-level-style-bullet text:level="9" text:style-name="WW_5f_CharLFO3LVL9" text:bullet-char="●">
        <style:list-level-properties fo:text-align="end"/>
        <style:text-properties style:font-name="Verdana"/>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49cm" fo:margin-left="2cm" fo:margin-right="2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Algoritmos y programación 3 – 1C2013 - TP 2: Batalla Navalgo <text:page-number text:select-page="current">10</text:page-number>/<text:page-count>10</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SoL</meta:initial-creator>
    <meta:creation-date>2013-07-03T01:22:00Z</meta:creation-date>
    <dc:date>2013-07-04T00:27:58.07</dc:date>
    <meta:editing-cycles>4</meta:editing-cycles>
    <meta:editing-duration>PT1H40M6S</meta:editing-duration>
    <meta:document-statistic meta:table-count="1" meta:image-count="3" meta:object-count="0" meta:page-count="10" meta:paragraph-count="150" meta:word-count="1408" meta:character-count="8416"/>
    <meta:template xlink:type="simple" xlink:actuate="onRequest" xlink:title="" xlink:href="Normal"/>
  </office:meta>
</office:document-meta>
</file>